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 manifest:full-path="ObjectReplacements/Object 1"/>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face style:name="serif" svg:font-family="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1" style:family="table">
      <style:table-properties style:width="12.141cm" table:align="center"/>
    </style:style>
    <style:style style:name="表格1.A" style:family="table-column">
      <style:table-column-properties style:column-width="12.141cm"/>
    </style:style>
    <style:style style:name="表格1.A1" style:family="table-cell">
      <style:table-cell-properties style:vertical-align="middle"/>
    </style:style>
    <style:style style:name="表格2" style:family="table">
      <style:table-properties style:width="12.141cm" table:align="center"/>
    </style:style>
    <style:style style:name="表格2.A" style:family="table-column">
      <style:table-column-properties style:column-width="8.837cm"/>
    </style:style>
    <style:style style:name="表格2.B" style:family="table-column">
      <style:table-column-properties style:column-width="1.512cm"/>
    </style:style>
    <style:style style:name="表格2.C" style:family="table-column">
      <style:table-column-properties style:column-width="1.792cm"/>
    </style:style>
    <style:style style:name="表格2.A1" style:family="table-cell">
      <style:table-cell-properties style:vertical-align="middle" fo:padding="0.049cm" fo:border="none"/>
    </style:style>
    <style:style style:name="表格3" style:family="table">
      <style:table-properties style:width="20.346cm" table:align="center"/>
    </style:style>
    <style:style style:name="表格3.A" style:family="table-column">
      <style:table-column-properties style:column-width="20.346cm"/>
    </style:style>
    <style:style style:name="表格3.A1" style:family="table-cell">
      <style:table-cell-properties style:vertical-align="middle"/>
    </style:style>
    <style:style style:name="表格4" style:family="table">
      <style:table-properties style:width="13.901cm" table:align="center"/>
    </style:style>
    <style:style style:name="表格4.A" style:family="table-column">
      <style:table-column-properties style:column-width="13.901cm"/>
    </style:style>
    <style:style style:name="表格4.A1" style:family="table-cell">
      <style:table-cell-properties style:vertical-align="middle"/>
    </style:style>
    <style:style style:name="表格5" style:family="table">
      <style:table-properties style:width="11.873cm" table:align="center"/>
    </style:style>
    <style:style style:name="表格5.A" style:family="table-column">
      <style:table-column-properties style:column-width="8.837cm"/>
    </style:style>
    <style:style style:name="表格5.B" style:family="table-column">
      <style:table-column-properties style:column-width="1.512cm"/>
    </style:style>
    <style:style style:name="表格5.C" style:family="table-column">
      <style:table-column-properties style:column-width="1.524cm"/>
    </style:style>
    <style:style style:name="表格5.A1" style:family="table-cell">
      <style:table-cell-properties style:vertical-align="middle" fo:padding="0.049cm" fo:border="none"/>
    </style:style>
    <style:style style:name="表格6" style:family="table">
      <style:table-properties style:width="11.873cm" table:align="center"/>
    </style:style>
    <style:style style:name="表格6.A" style:family="table-column">
      <style:table-column-properties style:column-width="11.873cm"/>
    </style:style>
    <style:style style:name="表格6.A1" style:family="table-cell">
      <style:table-cell-properties style:vertical-align="middle"/>
    </style:style>
    <style:style style:name="表格7" style:family="table">
      <style:table-properties style:width="11.873cm" table:align="center"/>
    </style:style>
    <style:style style:name="表格7.A" style:family="table-column">
      <style:table-column-properties style:column-width="8.837cm"/>
    </style:style>
    <style:style style:name="表格7.B" style:family="table-column">
      <style:table-column-properties style:column-width="1.512cm"/>
    </style:style>
    <style:style style:name="表格7.C" style:family="table-column">
      <style:table-column-properties style:column-width="1.524cm"/>
    </style:style>
    <style:style style:name="表格7.A1" style:family="table-cell">
      <style:table-cell-properties style:vertical-align="middle" fo:padding="0.049cm" fo:border="none"/>
    </style:style>
    <style:style style:name="表格8" style:family="table">
      <style:table-properties style:width="20.346cm" table:align="center"/>
    </style:style>
    <style:style style:name="表格8.A" style:family="table-column">
      <style:table-column-properties style:column-width="20.346cm"/>
    </style:style>
    <style:style style:name="表格8.A1" style:family="table-cell">
      <style:table-cell-properties style:vertical-align="middle"/>
    </style:style>
    <style:style style:name="表格9" style:family="table">
      <style:table-properties style:width="20.346cm" table:align="center"/>
    </style:style>
    <style:style style:name="表格9.A" style:family="table-column">
      <style:table-column-properties style:column-width="20.346cm"/>
    </style:style>
    <style:style style:name="表格9.A1" style:family="table-cell">
      <style:table-cell-properties style:vertical-align="middle"/>
    </style:style>
    <style:style style:name="表格10" style:family="table">
      <style:table-properties style:width="20.346cm" table:align="center"/>
    </style:style>
    <style:style style:name="表格10.A" style:family="table-column">
      <style:table-column-properties style:column-width="20.346cm"/>
    </style:style>
    <style:style style:name="表格10.A1" style:family="table-cell">
      <style:table-cell-properties style:vertical-align="middle"/>
    </style:style>
    <style:style style:name="表格11" style:family="table">
      <style:table-properties style:width="20.346cm" table:align="center"/>
    </style:style>
    <style:style style:name="表格11.A" style:family="table-column">
      <style:table-column-properties style:column-width="20.346cm"/>
    </style:style>
    <style:style style:name="表格11.A1" style:family="table-cell">
      <style:table-cell-properties style:vertical-align="middle"/>
    </style:style>
    <style:style style:name="P1" style:family="paragraph" style:parent-style-name="Text_20_body" style:list-style-name="L1">
      <style:paragraph-properties style:line-height-at-least="0.503cm" fo:orphans="2" fo:widows="2"/>
    </style:style>
    <style:style style:name="P2" style:family="paragraph" style:parent-style-name="Text_20_body" style:list-style-name="L3">
      <style:paragraph-properties style:line-height-at-least="0.503cm" fo:orphans="2" fo:widows="2"/>
    </style:style>
    <style:style style:name="P3" style:family="paragraph" style:parent-style-name="Text_20_body" style:list-style-name="L4">
      <style:paragraph-properties style:line-height-at-least="0.503cm" fo:orphans="2" fo:widows="2"/>
    </style:style>
    <style:style style:name="P4" style:family="paragraph" style:parent-style-name="Text_20_body" style:list-style-name="L2">
      <style:paragraph-properties style:line-height-at-least="0.503cm" fo:orphans="2" fo:widows="2"/>
      <style:text-properties fo:font-variant="normal" fo:text-transform="none" fo:color="#000000" style:font-name="serif" fo:letter-spacing="normal" fo:font-style="normal" fo:font-weight="normal"/>
    </style:style>
    <style:style style:name="P5" style:family="paragraph" style:parent-style-name="Text_20_body">
      <style:paragraph-properties fo:margin-left="0cm" fo:margin-right="0cm" style:line-height-at-least="0.503cm" fo:text-align="justify" style:justify-single-word="false" fo:orphans="2" fo:widows="2" fo:text-indent="0.889cm" style:auto-text-indent="false"/>
    </style:style>
    <style:style style:name="P6" style:family="paragraph" style:parent-style-name="Text_20_body">
      <style:paragraph-properties fo:margin-left="0cm" fo:margin-right="0cm" style:line-height-at-least="0.503cm" fo:text-align="justify" style:justify-single-word="false" fo:orphans="2" fo:widows="2" fo:text-indent="0.889cm" style:auto-text-indent="false"/>
      <style:text-properties fo:font-variant="normal" fo:text-transform="none" fo:color="#000000" style:font-name="serif" fo:letter-spacing="normal" fo:font-style="normal" fo:font-weight="normal"/>
    </style:style>
    <style:style style:name="P7" style:family="paragraph" style:parent-style-name="Text_20_body" style:list-style-name="L1">
      <style:paragraph-properties fo:margin-top="0cm" fo:margin-bottom="0cm" style:line-height-at-least="0.503cm" fo:orphans="2" fo:widows="2"/>
      <style:text-properties fo:font-variant="normal" fo:text-transform="none" fo:color="#000000" style:font-name="serif" fo:letter-spacing="normal" fo:font-style="normal" fo:font-weight="normal"/>
    </style:style>
    <style:style style:name="P8" style:family="paragraph" style:parent-style-name="Text_20_body" style:list-style-name="L3">
      <style:paragraph-properties fo:margin-top="0cm" fo:margin-bottom="0cm" style:line-height-at-least="0.503cm" fo:orphans="2" fo:widows="2"/>
      <style:text-properties fo:font-variant="normal" fo:text-transform="none" fo:color="#000000" style:font-name="serif" fo:letter-spacing="normal" fo:font-style="normal" fo:font-weight="normal"/>
    </style:style>
    <style:style style:name="P9" style:family="paragraph" style:parent-style-name="Text_20_body" style:list-style-name="L1">
      <style:paragraph-properties fo:margin-top="0cm" fo:margin-bottom="0cm" style:line-height-at-least="0.503cm" fo:orphans="2" fo:widows="2"/>
    </style:style>
    <style:style style:name="P10" style:family="paragraph" style:parent-style-name="Text_20_body" style:list-style-name="L3">
      <style:paragraph-properties fo:margin-top="0cm" fo:margin-bottom="0cm" style:line-height-at-least="0.503cm" fo:orphans="2" fo:widows="2"/>
    </style:style>
    <style:style style:name="P11" style:family="paragraph" style:parent-style-name="Text_20_body" style:list-style-name="L4">
      <style:paragraph-properties fo:margin-top="0cm" fo:margin-bottom="0cm" style:line-height-at-least="0.503cm" fo:orphans="2" fo:widows="2"/>
    </style:style>
    <style:style style:name="P12" style:family="paragraph" style:parent-style-name="Text_20_body">
      <style:paragraph-properties fo:margin-left="0cm" fo:margin-right="0cm" style:line-height-at-least="0.503cm" fo:text-align="justify" style:justify-single-word="false" fo:orphans="2" fo:widows="2" fo:text-indent="0cm" style:auto-text-indent="false"/>
    </style:style>
    <style:style style:name="P13" style:family="paragraph" style:parent-style-name="Text_20_body">
      <style:paragraph-properties fo:margin-left="0cm" fo:margin-right="0cm" style:line-height-at-least="0.503cm" fo:text-align="center" style:justify-single-word="false" fo:orphans="2" fo:widows="2" fo:text-indent="0cm" style:auto-text-indent="false"/>
    </style:style>
    <style:style style:name="P14" style:family="paragraph" style:parent-style-name="Text_20_body">
      <style:paragraph-properties fo:margin-left="0cm" fo:margin-right="0cm" style:line-height-at-least="0.503cm" fo:text-align="center" style:justify-single-word="false" fo:orphans="2" fo:widows="2" fo:text-indent="0cm" style:auto-text-indent="false"/>
      <style:text-properties fo:font-variant="normal" fo:text-transform="none" fo:color="#000000" fo:letter-spacing="normal"/>
    </style:style>
    <style:style style:name="P15" style:family="paragraph" style:parent-style-name="Text_20_body">
      <style:paragraph-properties fo:margin-left="0cm" fo:margin-right="0cm" style:line-height-at-least="0.503cm" fo:text-align="justify" style:justify-single-word="false" fo:orphans="2" fo:widows="2" fo:text-indent="0cm" style:auto-text-indent="false"/>
      <style:text-properties fo:font-variant="normal" fo:text-transform="none" fo:color="#000000" style:font-name="serif" fo:letter-spacing="normal" fo:font-style="normal" fo:font-weight="normal"/>
    </style:style>
    <style:style style:name="P16" style:family="paragraph" style:parent-style-name="Heading_20_2">
      <style:paragraph-properties fo:margin-left="0cm" fo:margin-right="0cm" style:line-height-at-least="0.503cm" fo:text-align="center" style:justify-single-word="false" fo:orphans="2" fo:widows="2" fo:text-indent="0cm" style:auto-text-indent="false"/>
    </style:style>
    <style:style style:name="P17" style:family="paragraph" style:parent-style-name="Heading_20_2">
      <style:paragraph-properties fo:margin-left="0cm" fo:margin-right="0cm" fo:margin-top="0cm" fo:margin-bottom="0cm" style:line-height-at-least="0.503cm" fo:text-align="center" style:justify-single-word="false" fo:orphans="2" fo:widows="2" fo:text-indent="0cm" style:auto-text-indent="false" fo:padding="0cm" fo:border="none"/>
    </style:style>
    <style:style style:name="P18" style:family="paragraph" style:parent-style-name="Heading_20_2">
      <style:paragraph-properties fo:margin-left="0cm" fo:margin-right="0cm" fo:margin-top="0cm" fo:margin-bottom="0.127cm" style:line-height-at-least="0.503cm" fo:text-align="start" style:justify-single-word="false" fo:orphans="2" fo:widows="2" fo:text-indent="0cm" style:auto-text-indent="false"/>
      <style:text-properties fo:font-variant="normal" fo:text-transform="none" fo:color="#000000" style:font-name="serif" fo:letter-spacing="normal" fo:font-style="normal" fo:font-weight="bold"/>
    </style:style>
    <style:style style:name="P19" style:family="paragraph" style:parent-style-name="Heading_20_2">
      <style:paragraph-properties fo:margin-left="0cm" fo:margin-right="0cm" fo:margin-top="0cm" fo:margin-bottom="0.127cm" style:line-height-at-least="0.503cm" fo:text-align="start" style:justify-single-word="false" fo:orphans="2" fo:widows="2" fo:text-indent="0cm" style:auto-text-indent="false"/>
    </style:style>
    <style:style style:name="P20" style:family="paragraph" style:parent-style-name="Heading_20_1">
      <style:text-properties fo:font-variant="normal" fo:text-transform="none" fo:color="#000000" style:font-name="serif" fo:letter-spacing="normal" fo:font-style="normal" fo:font-weight="bold"/>
    </style:style>
    <style:style style:name="P21" style:family="paragraph" style:parent-style-name="Heading_20_3">
      <style:paragraph-properties fo:margin-left="0cm" fo:margin-right="0cm" fo:margin-top="0cm" fo:margin-bottom="0.127cm" style:line-height-at-least="0.503cm" fo:text-align="start" style:justify-single-word="false" fo:orphans="2" fo:widows="2" fo:text-indent="0cm" style:auto-text-indent="false"/>
      <style:text-properties fo:font-variant="normal" fo:text-transform="none" fo:color="#000000" style:font-name="serif" fo:letter-spacing="normal" fo:font-style="italic" fo:font-weight="bold"/>
    </style:style>
    <style:style style:name="P22" style:family="paragraph" style:parent-style-name="Preformatted_20_Text">
      <style:paragraph-properties style:line-height-at-least="0.503cm" fo:text-align="center" style:justify-single-word="false" fo:orphans="2" fo:widows="2"/>
      <style:text-properties fo:font-variant="normal" fo:text-transform="none" fo:color="#000000" style:font-name="serif" fo:letter-spacing="normal" fo:font-style="normal" fo:font-weight="normal"/>
    </style:style>
    <style:style style:name="P23" style:family="paragraph" style:parent-style-name="Preformatted_20_Text" style:list-style-name="L2">
      <style:paragraph-properties style:line-height-at-least="0.503cm" fo:orphans="2" fo:widows="2"/>
      <style:text-properties fo:font-variant="normal" fo:text-transform="none" fo:color="#000000" style:font-name="serif" fo:letter-spacing="normal" fo:font-style="normal" fo:font-weight="normal"/>
    </style:style>
    <style:style style:name="P24" style:family="paragraph" style:parent-style-name="Preformatted_20_Text">
      <style:paragraph-properties fo:margin-left="0cm" fo:margin-right="0cm" style:line-height-at-least="0.503cm" fo:text-align="center" style:justify-single-word="false" fo:orphans="2" fo:widows="2" fo:text-indent="0cm" style:auto-text-indent="false"/>
      <style:text-properties fo:font-variant="normal" fo:text-transform="none" fo:color="#000000" style:font-name="serif" fo:letter-spacing="normal" fo:font-style="normal" fo:font-weight="normal"/>
    </style:style>
    <style:style style:name="P25" style:family="paragraph" style:parent-style-name="Preformatted_20_Text">
      <style:paragraph-properties fo:margin-left="0cm" fo:margin-right="0cm" style:line-height-at-least="0.503cm" fo:orphans="2" fo:widows="2" fo:text-indent="0cm" style:auto-text-indent="false"/>
      <style:text-properties fo:font-variant="normal" fo:text-transform="none" fo:color="#000000" fo:letter-spacing="normal" fo:font-style="normal" fo:font-weight="normal"/>
    </style:style>
    <style:style style:name="P26" style:family="paragraph" style:parent-style-name="Preformatted_20_Text">
      <style:paragraph-properties fo:margin-left="0cm" fo:margin-right="0cm" fo:margin-top="0cm" fo:margin-bottom="0.499cm" style:line-height-at-least="0.503cm" fo:orphans="2" fo:widows="2" fo:text-indent="0cm" style:auto-text-indent="false"/>
      <style:text-properties fo:font-variant="normal" fo:text-transform="none" fo:color="#000000" fo:letter-spacing="normal" fo:font-style="normal" fo:font-weight="normal"/>
    </style:style>
    <style:style style:name="P27" style:family="paragraph" style:parent-style-name="Preformatted_20_Text">
      <style:paragraph-properties fo:margin-top="0cm" fo:margin-bottom="0.499cm" style:line-height-at-least="0.503cm" fo:text-align="center" style:justify-single-word="false" fo:orphans="2" fo:widows="2"/>
      <style:text-properties fo:font-variant="normal" fo:text-transform="none" fo:color="#000000" style:font-name="serif" fo:letter-spacing="normal" fo:font-style="normal" fo:font-weight="normal"/>
    </style:style>
    <style:style style:name="P28" style:family="paragraph" style:parent-style-name="Preformatted_20_Text" style:list-style-name="L2">
      <style:paragraph-properties fo:margin-top="0cm" fo:margin-bottom="0.499cm" style:line-height-at-least="0.503cm" fo:orphans="2" fo:widows="2"/>
      <style:text-properties fo:font-variant="normal" fo:text-transform="none" fo:color="#000000" style:font-name="serif" fo:letter-spacing="normal" fo:font-style="normal" fo:font-weight="normal"/>
    </style:style>
    <style:style style:name="P29" style:family="paragraph" style:parent-style-name="Preformatted_20_Text">
      <style:paragraph-properties fo:margin-top="0cm" fo:margin-bottom="0.499cm" style:line-height-at-least="0.503cm" fo:orphans="2" fo:widows="2"/>
      <style:text-properties fo:font-variant="normal" fo:text-transform="none" fo:color="#000000" fo:letter-spacing="normal" fo:font-style="normal" fo:font-weight="normal"/>
    </style:style>
    <style:style style:name="P30" style:family="paragraph" style:parent-style-name="Table_20_Contents">
      <style:text-properties fo:font-size="2pt" style:font-size-asian="2pt" style:font-size-complex="2pt"/>
    </style:style>
    <style:style style:name="P31" style:family="paragraph" style:parent-style-name="Table_20_Contents">
      <style:paragraph-properties fo:text-align="center" style:justify-single-word="false"/>
      <style:text-properties fo:font-style="italic"/>
    </style:style>
    <style:style style:name="P32" style:family="paragraph" style:parent-style-name="Table_20_Contents">
      <style:paragraph-properties fo:text-align="center" style:justify-single-word="false"/>
    </style:style>
    <style:style style:name="T1" style:family="text">
      <style:text-properties fo:font-style="italic"/>
    </style:style>
    <style:style style:name="T2" style:family="text">
      <style:text-properties fo:font-variant="normal" fo:text-transform="none" fo:color="#000000" style:font-name="serif" fo:letter-spacing="normal" fo:font-style="normal" fo:font-weight="normal"/>
    </style:style>
    <style:style style:name="T3" style:family="text">
      <style:text-properties fo:font-variant="normal" fo:text-transform="none" fo:color="#000000" style:font-name="serif" fo:letter-spacing="normal" fo:font-style="normal" fo:font-weight="bold"/>
    </style:style>
    <style:style style:name="T4" style:family="text">
      <style:text-properties fo:font-variant="normal" fo:text-transform="none" fo:color="#000000" style:font-name="serif" fo:letter-spacing="normal" fo:font-style="italic" fo:font-weight="normal"/>
    </style:style>
    <style:style style:name="T5" style:family="text">
      <style:text-properties fo:font-variant="normal" fo:text-transform="none" fo:color="#000000" style:font-name="monospace" fo:letter-spacing="normal" fo:font-style="normal" fo:font-weight="normal"/>
    </style:style>
    <style:style style:name="T6" style:family="text">
      <style:text-properties fo:font-variant="normal" fo:text-transform="none" fo:color="#000000" style:font-name="monospace" fo:letter-spacing="normal" fo:font-style="normal" fo:font-weight="bold"/>
    </style:style>
    <style:style style:name="T7" style:family="text">
      <style:text-properties fo:font-variant="normal" fo:text-transform="none" fo:color="#000000" style:text-position="33% 80%" style:font-name="serif" fo:letter-spacing="normal" fo:font-style="normal" fo:font-weight="normal"/>
    </style:style>
    <style:style style:name="T8" style:family="text">
      <style:text-properties fo:font-variant="normal" fo:text-transform="none" fo:color="#000000" fo:letter-spacing="normal"/>
    </style:style>
    <style:style style:name="T9" style:family="text">
      <style:text-properties style:font-name="monospace" fo:font-style="italic"/>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ole-draw-aspect="1" draw:frame-display-border="false"/>
    </style:style>
    <style:style style:name="Sect1" style:family="section">
      <style:section-properties fo:background-color="transparent"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正则学习基地3</text:p>
      <text:p text:style-name="Standard"/>
      <text:h text:style-name="P20" text:outline-level="1">Regular Expression Matching in the Wild</text:h>
      <text:h text:style-name="P16" text:outline-level="2"><text:a xlink:type="simple" xlink:href="http://swtch.com/~rsc/">Russ Cox</text:a><text:span text:style-name="T2"> <text:line-break/></text:span><text:span text:style-name="T4">rsc@swtch.com</text:span><text:span text:style-name="T2"> <text:line-break/>March 2010 <text:line-break/></text:span><text:span text:style-name="T2"><draw:a xlink:type="simple" xlink:href="https://plus.google.com/116810148281701144465"><draw:frame draw:style-name="fr1" draw:name="图形1" text:anchor-type="as-char" svg:width="0.476cm" svg:height="0.476cm" draw:z-index="0"><draw:image xlink:href="http://www.google.com/images/icons/ui/gprofile_button-16.png" xlink:type="simple" xlink:show="embed" xlink:actuate="onLoad"/></draw:frame></draw:a></text:span><text:span text:style-name="T2"> </text:span></text:h>
      <text:section text:style-name="Sect1" text:name="___plusone_0">
        <text:h text:style-name="P17" text:outline-level="2"><draw:frame draw:style-name="fr3" draw:name="对象1" text:anchor-type="as-char" svg:width="0.635cm" svg:height="1.247cm" draw:z-index="1"><draw:floating-frame xlink:href="https://plusone.google.com/_/+1/fastbutton?url=http%3A%2F%2Fswtch.com%2F~rsc%2Fregexp%2Fregexp3.html&amp;size=small&amp;count=true&amp;annotation=none&amp;hl=en-US&amp;jsh=m%3B%2F_%2Fapps-static%2F_%2Fjs%2Fgapi%2F__features__%2Frt%3Dj%2Fver%3Dijc3__e7y-w.zh_CN.%2Fsv%3D1%2Fam%3D!5VdQ9Ii80V-IH20oNg%2Fd%3D1%2Frs%3DAItRSTP3YVgtEyw8qm6TUsBiJNq0DXRnFg#id=I1_1336125514289&amp;parent=http%3A%2F%2Fswtch.com&amp;rpctoken=220094981&amp;_methods=onPlusOne%2C_ready%2C_close%2C_open%2C_resizeMe%2C_renderstart" xlink:type="simple" xlink:show="embed" xlink:actuate="onLoad" draw:frame-name="I1_1336125514289"/></draw:frame></text:h>
      </text:section>
      <text:h text:style-name="P18" text:outline-level="2"><text:bookmark text:name="intro"/>Introduction</text:h>
      <text:p text:style-name="P5"><text:span text:style-name="T2">The first two articles in this series, “</text:span><text:a xlink:type="simple" xlink:href="http://swtch.com/~rsc/regexp/regexp1.html">Regular Expression Matching Can Be Simple And Fast</text:a><text:span text:style-name="T2">” and “</text:span><text:a xlink:type="simple" xlink:href="http://swtch.com/~rsc/regexp/regexp2.html">Regular Expression Matching: the Virtual Machine Approach</text:a><text:span text:style-name="T2">,” introduced the foundation of DFA-based and NFA-based regular expression matching. Both were based on toy implementations optimized for teaching the basic ideas. This article is based on a production implementation.</text:span></text:p>
      <text:p text:style-name="P5"><text:span text:style-name="T2">I spent the summer of 2006 building </text:span><text:a xlink:type="simple" xlink:href="http://www.google.com/codesearch">Code Search</text:a><text:span text:style-name="T2">, which lets programmers search for source code using regular expressions. That is, it lets you</text:span><text:a xlink:type="simple" xlink:href="http://plan9.bell-labs.com/magic/man2html/1/grep">grep</text:a><text:span text:style-name="T2"> through the world's public source code. We originally planned to use PCRE for the regular expression search, until we realized that it used a backtracking algorithm, meaning it is </text:span><text:a xlink:type="simple" xlink:href="http://swtch.com/~rsc/regexp/regexp1.html">easy to make searches take exponential time</text:a><text:span text:style-name="T2"> or arbitrary stack depth. Since Code Search accepts regular expressions from anyone on the Internet, using PCRE would have left it open to easy denial of service attacks. As an alternative to PCRE, I wrote a new, carefully reviewed regular expression parser wrapped around Ken Thompson's </text:span><text:a xlink:type="simple" xlink:href="http://swtch.com/usr/local/plan9/src/cmd/grep/">open source grep</text:a><text:span text:style-name="T2"> implementation, which uses a fast DFA.</text:span></text:p>
      <text:p text:style-name="P5"><text:span text:style-name="T2">Over the next three years, I implemented a handful of new back ends that collectively replaced the grep code and expanded the functionality beyond what is needed for a POSIX grep. The result, RE2, provides most of the functionality of PCRE using a C++ interface very close to PCRE's, but it guarantees linear time execution and a fixed stack footprint. RE2 is now in widespread use at Google, both in Code Search and in internal systems like </text:span><text:a xlink:type="simple" xlink:href="http://labs.google.com/papers/sawzall.html">Sawzall</text:a><text:span text:style-name="T2"> and </text:span><text:a xlink:type="simple" xlink:href="http://labs.google.com/papers/bigtable.html">Bigtable</text:a><text:span text:style-name="T2">.</text:span></text:p>
      <text:p text:style-name="P5"><text:span text:style-name="T2">As of March 2010, RE2 is an </text:span><text:a xlink:type="simple" xlink:href="http://code.google.com/p/re2/source/browse/LICENSE">open source</text:a><text:span text:style-name="T2"> project, with all development conducted in public. This article is a tour through the RE2 source code, showing how the techniques in the first two articles apply in a production implementation.</text:span></text:p>
      <text:h text:style-name="P18" text:outline-level="2"><text:bookmark text:name="step1"/>Step 1: Parse</text:h>
      <text:p text:style-name="P5"><text:span text:style-name="T2">In the early days, regular expressions had a </text:span><text:a xlink:type="simple" xlink:href="http://www.freebsd.org/cgi/man.cgi?query=grep&amp;apropos=0&amp;sektion=1&amp;manpath=Unix+Seventh+Edition&amp;format=html">very simple syntax</text:a><text:span text:style-name="T2">, mimicking the simple concepts explained in the first article: concatenation, repetition, and alternation. There were few bells and whistles: character classes, </text:span><text:soft-page-break/><text:span text:style-name="T2">the </text:span><text:span text:style-name="Source_20_Text"><text:span text:style-name="T5">+</text:span></text:span><text:span text:style-name="T2"> and </text:span><text:span text:style-name="Source_20_Text"><text:span text:style-name="T5">?</text:span></text:span><text:span text:style-name="T2"> operators, and the positional assertions </text:span><text:span text:style-name="Source_20_Text"><text:span text:style-name="T5">^</text:span></text:span><text:span text:style-name="T2"> and </text:span><text:span text:style-name="Source_20_Text"><text:span text:style-name="T5">$</text:span></text:span><text:span text:style-name="T2">. Today, programmers expect a </text:span><text:a xlink:type="simple" xlink:href="http://code.google.com/p/re2/wiki/Syntax">cacophony of bells and whistles</text:a><text:span text:style-name="T2">. The job of a modern regular expression parser is to make sense of the din and distill it back into the original fundamental concepts. RE2's parser creates a </text:span><text:span text:style-name="Source_20_Text"><text:span text:style-name="T5">Regexp</text:span></text:span><text:span text:style-name="T2"> data structure, defined in </text:span><text:a xlink:type="simple" xlink:href="http://code.google.com/p/re2/source/browse/re2/regexp.h#103"><text:span text:style-name="Source_20_Text"><text:span text:style-name="T5">regexp.h</text:span></text:span></text:a><text:span text:style-name="T2">. It is very close to the original egrep syntax, with a few more special cases:</text:span></text:p>
      <text:list xml:id="list827127567" text:style-name="L1">
        <text:list-item>
          <text:p text:style-name="P9"><text:span text:style-name="T2">Literal strings are represented by </text:span><text:span text:style-name="Source_20_Text"><text:span text:style-name="T5">kRegexpLiteralString</text:span></text:span><text:span text:style-name="T2"> nodes, which take up less memory than a concatenation of individual </text:span><text:span text:style-name="Source_20_Text"><text:span text:style-name="T5">kRegexpLiteral</text:span></text:span><text:span text:style-name="T2"> nodes.</text:span></text:p>
        </text:list-item>
        <text:list-item>
          <text:p text:style-name="P9"><text:span text:style-name="T2">Counted repetition is represented by </text:span><text:span text:style-name="Source_20_Text"><text:span text:style-name="T5">kRegexpRepeat</text:span></text:span><text:span text:style-name="T2"> nodes even though that representation cannot be implemented directly; we'll see how they get compiled out later.</text:span></text:p>
        </text:list-item>
        <text:list-item>
          <text:p text:style-name="P7">Character classes are represented not as a simple list of ranges or as a bitmap but as a balanced binary tree of ranges. This representation is more complex than a simple list but crucial for handling large Unicode character classes.</text:p>
        </text:list-item>
        <text:list-item>
          <text:p text:style-name="P7">The “any character” character class gets a special node type, as does the “any byte” operator. There's a difference between the two when matching UTF-8 input text, RE2's default mode of operation.</text:p>
        </text:list-item>
        <text:list-item>
          <text:p text:style-name="P1"><text:span text:style-name="T2">Case-insensitive matching uses a special flag and special case for the ASCII range rather than two-element character classes: </text:span><text:span text:style-name="Source_20_Text"><text:span text:style-name="T5">(?i)abc</text:span></text:span><text:span text:style-name="T2"> turns into</text:span><text:span text:style-name="Source_20_Text"><text:span text:style-name="T5">abc</text:span></text:span><text:span text:style-name="T2"> with the case-insensitive bit instead of </text:span><text:span text:style-name="Source_20_Text"><text:span text:style-name="T5">[Aa][Bb][Cc]</text:span></text:span><text:span text:style-name="T2">. RE2 originally used the latter, but it was too memory-intensive, especially with the tree-based character classes.</text:span></text:p>
        </text:list-item>
      </text:list>
      <text:p text:style-name="P5"><text:span text:style-name="T2">RE2's parser is in </text:span><text:a xlink:type="simple" xlink:href="http://code.google.com/p/re2/source/browse/re2/parse.cc#1539"><text:span text:style-name="Source_20_Text"><text:span text:style-name="T5">parse.cc</text:span></text:span></text:a><text:span text:style-name="T2">. It's a hand-written parser, both to avoid depending on a particular parser generator and because modern regular expression syntax is irregular enough to warrant special care. The parser does not use recursive descent, because the recursion depth would be potentially unbounded and might overflow the stack, especially in threaded environments. Instead the parser maintains an explicit parse stack, as a generated LR(1) parser would.</text:span></text:p>
      <text:p text:style-name="P5"><text:span text:style-name="T2">One thing that surprised me is the variety of ways that real users write the same regular expression. For example, it is common to see singleton character classes used instead of escaping—</text:span><text:span text:style-name="Source_20_Text"><text:span text:style-name="T5">[.]</text:span></text:span><text:span text:style-name="T2"> instead of </text:span><text:span text:style-name="Source_20_Text"><text:span text:style-name="T5">\.</text:span></text:span><text:span text:style-name="T2">—or alternations instead of character classes—</text:span><text:span text:style-name="Source_20_Text"><text:span text:style-name="T5">a|b|c|d</text:span></text:span><text:span text:style-name="T2"> instead of </text:span><text:span text:style-name="Source_20_Text"><text:span text:style-name="T5">[a-d]</text:span></text:span><text:span text:style-name="T2">. The parser takes special care to use the most efficient form for these, so that </text:span><text:span text:style-name="Source_20_Text"><text:span text:style-name="T5">[.]</text:span></text:span><text:span text:style-name="T2"> is still a single literal character and </text:span><text:span text:style-name="Source_20_Text"><text:span text:style-name="T5">a|b|c|d</text:span></text:span><text:span text:style-name="T2"> is still a character class. It applies these simplifications during parsing, rather than in a second pass, to avoid a larger-than-necessary intermediate memory footprint.</text:span></text:p>
      <text:h text:style-name="P19" text:outline-level="2"><text:bookmark text:name="walk"/><text:span text:style-name="T3">Walking a </text:span><text:span text:style-name="Source_20_Text"><text:span text:style-name="T6">Regexp</text:span></text:span></text:h>
      <text:p text:style-name="P5"><text:span text:style-name="T2">Having parsed the regular expression, it is now time to process it. The parsed form is a standard tree, which suggests processing it with standard recursive traversals. Unfortunately, we cannot assume that there is enough stack to do that. Some devious user might present us with a regular expression like </text:span><text:span text:style-name="Source_20_Text"><text:span text:style-name="T5">((((((((((a*)*)*)*)*)*)*)*)*)*)*</text:span></text:span><text:span text:style-name="T2"> (but bigger) and cause a stack overflow. Instead, the traversal of the regular expression must use an explicit stack. The </text:span><text:a xlink:type="simple" xlink:href="http://code.google.com/p/re2/source/browse/re2/walker-inl.h#22"><text:span text:style-name="Source_20_Text"><text:span text:style-name="T5">Walker</text:span></text:span></text:a><text:span text:style-name="T2"> template hides the stack management, making this restriction a little more palatable.</text:span></text:p>
      <text:p text:style-name="P5"><text:soft-page-break/><text:span text:style-name="T2">In retrospect, I think the tree form and the </text:span><text:span text:style-name="Source_20_Text"><text:span text:style-name="T5">Walker</text:span></text:span><text:span text:style-name="T2"> might have been a mistake. If recursion is not allowed (as is the case here), it might work better to avoid the recursive representation entirely, instead storing the parsed regular expression in </text:span><text:a xlink:type="simple" xlink:href="http://en.wikipedia.org/wiki/Reverse_Polish_notation">reverse Polish notation</text:a><text:span text:style-name="T2"> as in </text:span><text:a xlink:type="simple" xlink:href="http://swtch.com/~rsc/regexp/regexp1.html#thompson">Thompson's 1968 paper</text:a><text:span text:style-name="T2"> and this </text:span><text:a xlink:type="simple" xlink:href="http://swtch.com/~rsc/regexp/nfa.c.txt">example code</text:a><text:span text:style-name="T2">. If the RPN form recorded the maximum stack depth used in the expression, a traversal would allocate a stack of exactly that size and then zip through the representation in a single linear scan.</text:span></text:p>
      <text:h text:style-name="P18" text:outline-level="2"><text:bookmark text:name="step2"/>Step 2: Simplify</text:h>
      <text:p text:style-name="P5"><text:span text:style-name="T2">The next processing step is simplification, which rewrites complex operators into simpler ones to make later processing easier. Over time, most of the code in RE2's simplification pass moved into the parser, because simplifying eagerly keeps the intermediate memory footprint down. Today there is only one task left for the simplifier: the </text:span><text:a xlink:type="simple" xlink:href="http://code.google.com/p/re2/source/browse/re2/simplify.cc#296">expansion of counted repetitions</text:a><text:span text:style-name="T2"> like </text:span><text:span text:style-name="Source_20_Text"><text:span text:style-name="T5">x{2,5}</text:span></text:span><text:span text:style-name="T2"> into a sequence of basic operations like</text:span><text:span text:style-name="Source_20_Text"><text:span text:style-name="T5">xx(x(x(x)?)?)?</text:span></text:span><text:span text:style-name="T2">.</text:span></text:p>
      <text:h text:style-name="P18" text:outline-level="2"><text:bookmark text:name="step3"/>Step 3: Compile</text:h>
      <text:p text:style-name="P5"><text:span text:style-name="T2">Once the regular expression uses only the basic operations described in the first article, it can be compiled using the techniques </text:span><text:a xlink:type="simple" xlink:href="http://swtch.com/~rsc/regexp/regexp1.html#compiling">outlined there</text:a><text:span text:style-name="T2">. It should be easy to </text:span><text:a xlink:type="simple" xlink:href="http://code.google.com/p/re2/source/browse/re2/compile.cc#17">see the correspondence</text:a><text:span text:style-name="T2">.</text:span></text:p>
      <text:p text:style-name="P6">The RE2 compiler has one interesting twist, which I learned from Thompson's grep. It compiles UTF-8 character classes down to an automaton that reads the input one byte at a time. In other words, the UTF-8 decoding is built into the automaton. For example, to match any Unicode code point from 0000 to FFFF (hexadecimal), the automaton accepts any of the following byte sequences:</text:p>
      <text:p text:style-name="P24">[00-7F] <text:s text:c="15"/>// code points 0000-007F</text:p>
      <text:p text:style-name="P22">[C2-DF][80-BF] <text:s text:c="8"/>// code points 0080-07FF</text:p>
      <text:p text:style-name="P22">[E0][A0-BF][80-BF] <text:s text:c="4"/>// code points 0800-0FFF</text:p>
      <text:p text:style-name="P27">[E1-EF][80-BF][80-BF] <text:s/>// code points 1000-FFFF</text:p>
      <text:p text:style-name="P12"><text:span text:style-name="T2">The compiled form is not just the alternation of those sequences: common suffixes like the </text:span><text:span text:style-name="Source_20_Text"><text:span text:style-name="T5">[80-BF]</text:span></text:span><text:span text:style-name="T2"> can be factored out. The actual compiled form for this example is:</text:span></text:p>
      <text:p text:style-name="P14"><draw:frame draw:style-name="fr2" draw:name="图形2" text:anchor-type="as-char" svg:width="3.916cm" svg:height="6.509cm" draw:z-index="2"><draw:image xlink:href="http://pdos.csail.mit.edu/~rsc/regexp-img/utf3.png" xlink:type="simple" xlink:show="embed" xlink:actuate="onLoad"/></draw:frame></text:p>
      <text:p text:style-name="P15"><text:soft-page-break/>The example above has the advantage of being fairly regular. Here is the full Unicode range, 000000-10FFFF:</text:p>
      <text:p text:style-name="P14"><draw:frame draw:style-name="fr2" draw:name="图形3" text:anchor-type="as-char" svg:width="8.149cm" svg:height="8.52cm" draw:z-index="3"><draw:image xlink:href="http://pdos.csail.mit.edu/~rsc/regexp-img/utf4.png" xlink:type="simple" xlink:show="embed" xlink:actuate="onLoad"/></draw:frame></text:p>
      <text:p text:style-name="P12"><text:span text:style-name="T2">Larger, but still regular. The real irregularities come from character classes that have evolved over the course of Unicode's history. For example, here is </text:span><text:span text:style-name="Source_20_Text"><text:span text:style-name="T5">\p{Sc}</text:span></text:span><text:span text:style-name="T2">, the currency symbol code points:</text:span></text:p>
      <text:p text:style-name="P14"><draw:frame draw:style-name="fr2" draw:name="图形4" text:anchor-type="as-char" svg:width="14.817cm" svg:height="6.509cm" draw:z-index="4"><draw:image xlink:href="http://pdos.csail.mit.edu/~rsc/regexp-img/cat_Sc.png" xlink:type="simple" xlink:show="embed" xlink:actuate="onLoad"/></draw:frame></text:p>
      <text:p text:style-name="P12"><text:span text:style-name="T2">The currency symbols are about as complex as will fit in this article, but other classes are much more complex; for example, look at </text:span><text:a xlink:type="simple" xlink:href="http://pdos.csail.mit.edu/~rsc/regexp-img/script_Greek.png"><text:span text:style-name="Source_20_Text"><text:span text:style-name="T5">\p{Greek}</text:span></text:span></text:a><text:span text:style-name="T2"> (the Greek script) or at </text:span><text:a xlink:type="simple" xlink:href="http://pdos.csail.mit.edu/~rsc/regexp-img/cat_Lu.png"><text:span text:style-name="Source_20_Text"><text:span text:style-name="T5">\p{Lu}</text:span></text:span></text:a><text:span text:style-name="T2"> (the uppercase letters).</text:span></text:p>
      <text:p text:style-name="P6">The result of compilation is an instruction graph like in the last two articles. The representation is closer to the graph in the first but when printed looks like the VM programs in the second.</text:p>
      <text:p text:style-name="P6">Compiling out the UTF-8 makes the compiler a little more complicated but makes the matching engines much faster: they can process one byte at a time in tight loops. Also, there turn out to be many matchers; having just one copy of the UTF-8 processing helps keep the code correct.</text:p>
      <text:h text:style-name="P18" text:outline-level="2"><text:bookmark text:name="step4"/><text:soft-page-break/>Step 4: Match</text:h>
      <text:p text:style-name="P5"><text:span text:style-name="T2">Everything described until now happens in RE2's constructor. After the object is constructed, it can be used in a sequence of match operations. From the user's point of view, there are just two match functions: </text:span><text:span text:style-name="Source_20_Text"><text:span text:style-name="T5">RE2::PartialMatch</text:span></text:span><text:span text:style-name="T2">, which finds the first match in the input text, and </text:span><text:span text:style-name="Source_20_Text"><text:span text:style-name="T5">RE2::FullMatch</text:span></text:span><text:span text:style-name="T2">, which requires the match to cover the entire input. From RE2's point of view, though, there are many different questions that can be asked using them, and the implementation adapts to the question. RE2 distinguishes four basic regular expression matching problems:</text:span></text:p>
      <text:list xml:id="list821104690" text:style-name="L2">
        <text:list-item>
          <text:p text:style-name="P4">Does the regular expression match the whole string?</text:p>
          <text:p text:style-name="P23">RE2::FullMatch(s, "re")</text:p>
          <text:p text:style-name="P28">RE2::PartialMatch(s, "^re$")</text:p>
        </text:list-item>
        <text:list-item>
          <text:p text:style-name="P4">Does the regular expression match a substring of the string?</text:p>
          <text:p text:style-name="P28">RE2::PartialMatch(s, "re")</text:p>
        </text:list-item>
        <text:list-item>
          <text:p text:style-name="P4">Does the regular expression match a substring of the string? If so, where?</text:p>
          <text:p text:style-name="P28">RE2::PartialMatch(s, "(re)", &amp;match)</text:p>
        </text:list-item>
        <text:list-item>
          <text:p text:style-name="P4">Does the regular expression match a substring of the string? If so, where? Where are the submatches?</text:p>
          <text:p text:style-name="P28">RE2::PartialMatch(s, "(r+)(e+)", &amp;m1, &amp;m2)</text:p>
        </text:list-item>
      </text:list>
      <text:p text:style-name="P6">Clearly each is a special case of the next. From the user's point of view, it makes sense to provide just the fourth, but the implementation distinguishes them because it can implement the earlier questions much more efficiently than the later ones.</text:p>
      <text:h text:style-name="P21" text:outline-level="3"><text:bookmark text:name="full"/>Does the regexp match the whole string?</text:h>
      <text:p text:style-name="P25">RE2::FullMatch(s, "re")</text:p>
      <text:p text:style-name="P29">RE2::PartialMatch(s, "^re$")</text:p>
      <text:p text:style-name="P5"><text:span text:style-name="T2">This is the question we considered in </text:span><text:a xlink:type="simple" xlink:href="http://swtch.com/~rsc/regexp/regexp1.html">the first article</text:a><text:span text:style-name="T2">. In that article we saw that a simple DFA, built on the fly, outperformed all but the other DFA implementations. </text:span><text:a xlink:type="simple" xlink:href="http://code.google.com/p/re2/source/browse/re2/dfa.cc#5">RE2 uses a DFA</text:a><text:span text:style-name="T2"> for this question too, but the DFA is more memory efficient and more thread-friendly. It employs two important refinements.</text:span></text:p>
      <text:p text:style-name="P5"><text:span text:style-name="T4">Be able to flush the DFA cache.</text:span><text:span text:style-name="T2"> A carefully chosen regular expression and input text might cause the DFA to create a new state for every byte of the input. On large inputs, those states pile up fast. The RE2 DFA treats its states as a cache; if the cache fills, the DFA </text:span><text:a xlink:type="simple" xlink:href="http://code.google.com/p/re2/source/browse/re2/dfa.cc#1081">frees them all and starts over</text:a><text:span text:style-name="T2">. This lets the DFA operate in a fixed amount of memory despite considering an arbitrary number of states during the course of the match.</text:span></text:p>
      <text:p text:style-name="P5"><text:span text:style-name="T4">Don't store state in the compiled program.</text:span><text:span text:style-name="T2"> The </text:span><text:a xlink:type="simple" xlink:href="http://swtch.com/~rsc/regexp/dfa0.c.txt">DFA in the first article</text:a><text:span text:style-name="T2"> used a simple sequence number field in the compiled program to keep track of whether a state appeared on a particular list (</text:span><text:span text:style-name="Source_20_Text"><text:span text:style-name="T5">s-</text:span></text:span><text:soft-page-break/><text:span text:style-name="Source_20_Text"><text:span text:style-name="T5">&gt;lastlist</text:span></text:span><text:span text:style-name="T2"> and </text:span><text:span text:style-name="Source_20_Text"><text:span text:style-name="T5">listid</text:span></text:span><text:span text:style-name="T2">). That tracking made it possible to do list insertion with duplicate elimination in constant time. In a multithreaded program, it would be convenient to share a single RE2 object among multiple threads, which rules out the sequence number technique. But we definitely want list insertion with duplicate elimination in constant time. Luckily, there is a data structure designed exactly for this situation: sparse sets. RE2 implements these in the </text:span><text:a xlink:type="simple" xlink:href="http://code.google.com/p/re2/source/browse/util/sparse_array.h">SparseArray</text:a><text:span text:style-name="T2"> template. (See “</text:span><text:a xlink:type="simple" xlink:href="http://research.swtch.com/2008/03/using-uninitialized-memory-for-fun-and.html">Using Uninitialized Memory for Fun and Profit</text:a><text:span text:style-name="T2">” for an overview of the idea.)</text:span></text:p>
      <text:h text:style-name="P21" text:outline-level="3"><text:bookmark text:name="partial"/>Does the regexp match a substring of the string?</text:h>
      <text:p text:style-name="P26">RE2::PartialMatch(s, "re")</text:p>
      <text:p text:style-name="P5"><text:span text:style-name="T2">The last question asked whether the regexp matched the entire string; this one asks whether it matches anywhere in the string. We could reduce this question to the last one by rewriting </text:span><text:span text:style-name="Source_20_Text"><text:span text:style-name="T5">re</text:span></text:span><text:span text:style-name="T2"> into </text:span><text:span text:style-name="Source_20_Text"><text:span text:style-name="T5">.*re.*</text:span></text:span><text:span text:style-name="T2">, but we can do better by rewriting it to </text:span><text:span text:style-name="Source_20_Text"><text:span text:style-name="T5">.*re</text:span></text:span><text:span text:style-name="T2"> and handling the trailing part separately.</text:span></text:p>
      <text:p text:style-name="P5"><text:span text:style-name="T4">Look for a literal first byte.</text:span><text:span text:style-name="T2"> The DFA or the compiled program form can be analyzed to determine whether every possible match starts with the same first byte, like when searching for </text:span><text:span text:style-name="Source_20_Text"><text:span text:style-name="T5">(research|random)</text:span></text:span><text:span text:style-name="T2">. In this case, when the DFA is looking to start a new match, it can avoid the general DFA loop and </text:span><text:a xlink:type="simple" xlink:href="http://code.google.com/p/re2/source/browse/re2/dfa.cc#1289">look for the first byte using </text:a><text:a xlink:type="simple" xlink:href="http://code.google.com/p/re2/source/browse/re2/dfa.cc#1289"><text:span text:style-name="Source_20_Text"><text:span text:style-name="T5">memchr</text:span></text:span></text:a><text:span text:style-name="T2">, which is often implemented using special hardware instructions.</text:span></text:p>
      <text:p text:style-name="P5"><text:span text:style-name="T4">Bail out early.</text:span><text:span text:style-name="T2"> If the question being asked is whether there is a partial match (e.g., is there a match for </text:span><text:span text:style-name="Source_20_Text"><text:span text:style-name="T5">ab+</text:span></text:span><text:span text:style-name="T2"> in </text:span><text:span text:style-name="Source_20_Text"><text:span text:style-name="T5">ccccabbbbddd</text:span></text:span><text:span text:style-name="T2">?), the DFA can stop early, once it finds </text:span><text:span text:style-name="Source_20_Text"><text:span text:style-name="T5">ab</text:span></text:span><text:span text:style-name="T2">. By changing the DFA loop to </text:span><text:a xlink:type="simple" xlink:href="http://code.google.com/p/re2/source/browse/re2/dfa.cc#1397">check for a match after every byte</text:a><text:span text:style-name="T2">, it can stop as soon as there is any match, even if it's not the longest one. Remember that the caller only cares whether there is a match, not what it is, so it's okay for the DFA not to look for the longest one.</text:span></text:p>
      <text:p text:style-name="P5"><text:span text:style-name="T2">This sounds like a slightly different DFA than the one used for the last question, and it is. The DFA code is written as a single generalized loop that looks at flags controlling its behavior, like whether there is a literal first byte to look for or whether to stop as early as possible. In 2008, when I wrote the DFA code, it was too slow to check the flags in the inner loop. Instead, the </text:span><text:a xlink:type="simple" xlink:href="http://code.google.com/p/re2/source/browse/re2/dfa.cc#1254"><text:span text:style-name="Source_20_Text"><text:span text:style-name="T5">InlinedSearchLoop</text:span></text:span></text:a><text:span text:style-name="T2"> function takes three boolean flags and then is specialized by calling it from eight different functions using all the combinations. When a call must be made, it is to one of the eight specialized functions rather than the original. In 2008, this trick created eight different copies of the search loop, each with a tight inner loop optimized for its particular case. I noticed recently that the latest version of g++ refuses to inline </text:span><text:span text:style-name="Source_20_Text"><text:span text:style-name="T5">InlinedSearchLoop</text:span></text:span><text:span text:style-name="T2"> because it is such a large function, so there are no longer eight different copies in the program. It would be possible to reintroduce the eight copies by making</text:span><text:span text:style-name="Source_20_Text"><text:span text:style-name="T5">InlinedSearchLoop</text:span></text:span><text:span text:style-name="T2"> a templated function, but it appears not to matter anymore: I tried that and the specialized code wasn't any faster.</text:span></text:p>
      <text:h text:style-name="P21" text:outline-level="3"><text:bookmark text:name="submatch"/>Does the regexp match a substring of the string? If so, where?</text:h>
      <text:p text:style-name="P26">RE2::PartialMatch(s, "(re)", &amp;match)</text:p>
      <text:p text:style-name="P5"><text:soft-page-break/><text:span text:style-name="T2">The caller grows more demanding. Now it wants to know where the match is but still doesn't care about submatch boundaries. We could fall back to the </text:span><text:a xlink:type="simple" xlink:href="http://swtch.com/~rsc/regexp/regexp2.html">direct NFA simulation</text:a><text:span text:style-name="T2">, but that carries with it a significant speed penalty compared to the NFA. Instead, with a bit more effort we can squeeze this information out of the DFA.</text:span></text:p>
      <text:p text:style-name="P6"><text:span text:style-name="T1">Find the exact endpoint.</text:span> Standard presentations of a DFA treat each state as representing an unordered set of NFA states. If instead we treat the DFA state as a partially ordered set of NFA states, we can track which possibilities take priority over others, so that the DFA can identify the exact place where the match stops.</text:p>
      <text:p text:style-name="P5"><text:span text:style-name="T2">In POSIX rules, states corresponding to matches beginning earlier in the input take priority over states corresponding to a later start. For example, instead of the DFA state representing five NFA states </text:span><text:span text:style-name="Source_20_Text"><text:span text:style-name="T5">{1,2,3,4,5}</text:span></text:span><text:span text:style-name="T2"> it might represent </text:span><text:span text:style-name="Source_20_Text"><text:span text:style-name="T5">{1,4}{2,3,5}</text:span></text:span><text:span text:style-name="T2">: a match arising from states </text:span><text:span text:style-name="Source_20_Text"><text:span text:style-name="T5">1</text:span></text:span><text:span text:style-name="T2"> or </text:span><text:span text:style-name="Source_20_Text"><text:span text:style-name="T5">4</text:span></text:span><text:span text:style-name="T2"> is preferred over a match from state </text:span><text:span text:style-name="Source_20_Text"><text:span text:style-name="T5">2</text:span></text:span><text:span text:style-name="T2">, </text:span><text:span text:style-name="Source_20_Text"><text:span text:style-name="T5">3</text:span></text:span><text:span text:style-name="T2">, or </text:span><text:span text:style-name="Source_20_Text"><text:span text:style-name="T5">5</text:span></text:span><text:span text:style-name="T2">. That takes care of the “leftmost” part of “leftmost longest.” To implement the “longest” requirement, each time a match is found in a particular state, the DFA records it and continues executing only those states that are of equal or higher priority. Once the DFA runs out of states, the last recorded match position is the end of the leftmost longest match.</text:span></text:p>
      <text:p text:style-name="P5"><text:span text:style-name="T2">In Perl-style rules, the “leftmost” semantics are handled the same, but Perl doesn't take the longest of the leftmost matches. Instead, the state lists are completely ordered: no two states have equal priority. In an alternation </text:span><text:span text:style-name="Source_20_Text"><text:span text:style-name="T5">a|b</text:span></text:span><text:span text:style-name="T2"> the states exploring </text:span><text:span text:style-name="Source_20_Text"><text:span text:style-name="T5">a</text:span></text:span><text:span text:style-name="T2"> have higher priortiy than the states exploring </text:span><text:span text:style-name="Source_20_Text"><text:span text:style-name="T5">b</text:span></text:span><text:span text:style-name="T2">. A repetition </text:span><text:span text:style-name="Source_20_Text"><text:span text:style-name="T5">x*</text:span></text:span><text:span text:style-name="T2"> is like a looping alternation that keeps deciding between looking for another </text:span><text:span text:style-name="Source_20_Text"><text:span text:style-name="T5">x</text:span></text:span><text:span text:style-name="T2"> and matching the rest of the expression. Each alternation gives higher priority to looking for another </text:span><text:span text:style-name="Source_20_Text"><text:span text:style-name="T5">x</text:span></text:span><text:span text:style-name="T2">. Pictorally, both are </text:span><text:span text:style-name="Source_20_Text"><text:span text:style-name="T5">Split</text:span></text:span><text:span text:style-name="T2"> nodes as in the first article:</text:span></text:p>
      <text:p text:style-name="P14"><draw:frame draw:style-name="fr2" draw:name="图形5" text:anchor-type="as-char" svg:width="3.704cm" svg:height="1.64cm" draw:z-index="5"><draw:image xlink:href="http://pdos.csail.mit.edu/~rsc/regexp-img/fig16.png" xlink:type="simple" xlink:show="embed" xlink:actuate="onLoad"/></draw:frame> <draw:frame draw:style-name="fr2" draw:name="图形6" text:anchor-type="as-char" svg:width="3.466cm" svg:height="1.799cm" draw:z-index="6"><draw:image xlink:href="http://pdos.csail.mit.edu/~rsc/regexp-img/fig18.png" xlink:type="simple" xlink:show="embed" xlink:actuate="onLoad"/></draw:frame></text:p>
      <text:p text:style-name="P6">The split gives higher priority to the path leaving out the top. A non-greedy repetition is just a greedy repetition with the priorities reversed.</text:p>
      <text:p text:style-name="P6">To find the end of a Perl match, each time a match is found in a particular state, the DFA records it but continues executing only those states of higher priority. Once it runs out of states, the last position it recorded is necessarily the end of the highest priority match.</text:p>
      <text:p text:style-name="P6">That's great: now we know where the match ends. But the caller wants to know where the match starts too. How do we do that?</text:p>
      <text:p text:style-name="P5"><text:span text:style-name="T4">Run the DFA backward to find the start.</text:span><text:span text:style-name="T2"> When studying regular expressions in a theory of computation class, a standard exercise is to prove that if you take a regular expression and reverse all the concatenations (e.g., </text:span><text:span text:style-name="Source_20_Text"><text:span text:style-name="T5">[Gg]oo+gle</text:span></text:span><text:span text:style-name="T2"> becomes </text:span><text:span text:style-name="Source_20_Text"><text:span text:style-name="T5">elgo+o[Gg]</text:span></text:span><text:span text:style-name="T2">) then you end up with a regular expression that matches the reversal of any string that the original matched. In such classes, not many of the exercises involving regular expressions and automata have practical value, but this one does! DFAs only report where a match ends, but if we run the DFA backward over the text, what the DFA sees as the end of the match will actually be the beginning. Because we're </text:span><text:soft-page-break/><text:span text:style-name="T2">reversing the input, we have to reverse the regular expression too, by reversing all the concatenations during compilation.</text:span></text:p>
      <text:p text:style-name="P6">After compiling a reversed regular expression, we run the DFA backward from the end point found by the forward scan, treating all states as equivalent priority and looking for the longest possible end point. That's the leftmost point in the string where a match could have begun, and since we were careful in the previous step to choose the end of a leftmost match, it's the beginning.</text:p>
      <text:h text:style-name="P21" text:outline-level="3"><text:bookmark text:name="submatch2"/>Does this regexp match this string? If so, where? Where are the submatches?</text:h>
      <text:p text:style-name="P26">RE2::PartialMatch(s, "(r+)(e+)", &amp;m1, &amp;m2)</text:p>
      <text:p text:style-name="P6">This is the hardest question the caller could ask.</text:p>
      <text:p text:style-name="P6"><text:span text:style-name="T1">Run the DFA to answer the first two parts.</text:span> The DFA is fast, but it can only answer the first two parts. A direct NFA simulation is necessary to answer the third part. Still, the DFA is fast enough that it makes sense to invoke it for the first two. Using the DFA to find the overall match cuts down the amount of text the NFA must process, which helps when searching large texts for small targets, and it also avoids the NFA completely when the answer to the first question is “no,” a very common case.</text:p>
      <text:p text:style-name="P5"><text:span text:style-name="T2">Once the DFA finds the match location, it is time to invoke the NFA to find submatch boundaries. The NFA is asymptotically efficient (linear in the size of the regular expression and linear in the size of the input text), but since it must copy around submatch boundary sets, it can be slower in common cases than a backtracker like PCRE. In exchange for guaranteed worst case performance, the average case suffers a little. (For more, see “</text:span><text:a xlink:type="simple" xlink:href="http://swtch.com/~rsc/regexp/regexp2.html">Regular Expression Matching: the Virtual Machine Approach</text:a><text:span text:style-name="T2">.”)</text:span></text:p>
      <text:p text:style-name="P6">A few important common cases don't need the full NFA machinery to guarantee efficient execution. They can be handled with custom code before falling back to the NFA.</text:p>
      <text:p text:style-name="P6"><text:span text:style-name="T1">Use a one-pass NFA if possible.</text:span> The NFA spends its time keeping track of multiple submatch boundary sets (in particular, making copies of them), but it is possible to identify a large class of regular expressions for which the NFA never needs to keep more than one set of boundary positions, no matter what the input.</text:p>
      <text:p text:style-name="P5"><text:span text:style-name="T2">Let's define a “one-pass regular expression” to be a regular expression with the property that at each input byte during an anchored match, there is only one alternative that makes sense for a given input byte. For example, </text:span><text:span text:style-name="Source_20_Text"><text:span text:style-name="T5">x*yx*</text:span></text:span><text:span text:style-name="T2"> is one-pass: you read </text:span><text:span text:style-name="Source_20_Text"><text:span text:style-name="T5">x</text:span></text:span><text:span text:style-name="T2">'s until a </text:span><text:span text:style-name="Source_20_Text"><text:span text:style-name="T5">y</text:span></text:span><text:span text:style-name="T2">, then you read the </text:span><text:span text:style-name="Source_20_Text"><text:span text:style-name="T5">y</text:span></text:span><text:span text:style-name="T2">, then you keep reading </text:span><text:span text:style-name="Source_20_Text"><text:span text:style-name="T5">x</text:span></text:span><text:span text:style-name="T2">'s. At no point do you have to guess what to do or back up and try a different guess. On the other hand, </text:span><text:span text:style-name="Source_20_Text"><text:span text:style-name="T5">x*x</text:span></text:span><text:span text:style-name="T2"> is not one-pass: when you're looking at an input </text:span><text:span text:style-name="Source_20_Text"><text:span text:style-name="T5">x</text:span></text:span><text:span text:style-name="T2">, it's not clear whether you should use it to extend the </text:span><text:span text:style-name="Source_20_Text"><text:span text:style-name="T5">x*</text:span></text:span><text:span text:style-name="T2"> or as the final </text:span><text:span text:style-name="Source_20_Text"><text:span text:style-name="T5">x</text:span></text:span><text:span text:style-name="T2">. More examples: </text:span><text:span text:style-name="Source_20_Text"><text:span text:style-name="T5">([^x]*)x(.*)</text:span></text:span><text:span text:style-name="T2"> is one-pass; </text:span><text:span text:style-name="Source_20_Text"><text:span text:style-name="T5">(.*)x(.*)</text:span></text:span><text:span text:style-name="T2"> is not. </text:span><text:span text:style-name="Source_20_Text"><text:span text:style-name="T5">(\d+)-(\d+)</text:span></text:span><text:span text:style-name="T2"> is one-pass; </text:span><text:span text:style-name="Source_20_Text"><text:span text:style-name="T5">(\d+).(\d+)</text:span></text:span><text:span text:style-name="T2"> is not.</text:span></text:p>
      <text:p text:style-name="P5"><text:span text:style-name="T2">A simple intuition for identifying one-pass regular expressions is that it's always immediately obvious when a repetition ends. It must also be </text:span><text:soft-page-break/><text:span text:style-name="T2">immediately obvious which branch of an </text:span><text:span text:style-name="Source_20_Text"><text:span text:style-name="T5">|</text:span></text:span><text:span text:style-name="T2"> to take: </text:span><text:span text:style-name="Source_20_Text"><text:span text:style-name="T5">x(y|z)</text:span></text:span><text:span text:style-name="T2"> is one-pass, but </text:span><text:span text:style-name="Source_20_Text"><text:span text:style-name="T5">(xy|xz)</text:span></text:span><text:span text:style-name="T2"> is not.</text:span></text:p>
      <text:p text:style-name="P5"><text:span text:style-name="T2">Because there's only one possible next choice, the one-pass NFA implementation never needs to make a copy of the submatch boundary set. The one-pass engine executes in two halves. During compilation, the one-pass code </text:span><text:a xlink:type="simple" xlink:href="http://code.google.com/p/re2/source/browse/re2/onepass.cc#363">analyzes the compiled form</text:a><text:span text:style-name="T2"> of the program to determine whether it is one-pass. If so, the engine computes a data structure recording what to do at each possible state and input byte. Then at execution the one-pass engine can fly through the string, finding the match (or not) in, well, one pass.</text:span></text:p>
      <text:p text:style-name="P6"><text:span text:style-name="T1">Use a bit-state backtracker if possible.</text:span> Backtrackers like PCRE avoid the copying of the submatch sets: they have a single set and overwrite and restore it during the recursion. For correctness, such an approach must be willing to revisit the same part of a string multiple times, at least one time per NFA state. That would still only be a linear time scan, though: the exponential time part of PCRE comes in revisiting the same part of a string many times per NFA state, because the algorithm does not remember that it has been down a particular path before.</text:p>
      <text:p text:style-name="P5"><text:span text:style-name="T2">The bit-state backtracker takes the standard backtracking algorithm, implemented with a manual stack, and adds a bitmap tracking which (state, string position) pairs have already been visited. For small regular expressions matched against small strings, allocating and clearing the bitmap is significantly cheaper than the copying of the NFA states. RE2 </text:span><text:a xlink:type="simple" xlink:href="http://code.google.com/p/re2/source/browse/re2/re2.cc#669">uses the bit state backtracker </text:a><text:span text:style-name="T2">when the bitmap is at most 32 kilobytes.</text:span></text:p>
      <text:p text:style-name="P5"><text:span text:style-name="T4">If all else fails</text:span><text:span text:style-name="T2">, use </text:span><text:a xlink:type="simple" xlink:href="http://code.google.com/p/re2/source/browse/re2/nfa.cc">the standard NFA</text:a><text:span text:style-name="T2">.</text:span></text:p>
      <text:h text:style-name="P18" text:outline-level="2"><text:bookmark text:name="analysis"/>Analysis</text:h>
      <text:p text:style-name="P5"><text:span text:style-name="T2">RE2 disallows PCRE features that cannot be implemented efficiently using automata. (The most notable such feature is backreferences.) In return for giving up these difficult to implement (and often incorrectly used) features, RE2 can provably analyze the regular expressions or the automata. We've already seen examples of analysis for use in RE2 itself, in the DFA's use of </text:span><text:span text:style-name="Source_20_Text"><text:span text:style-name="T5">memchr</text:span></text:span><text:span text:style-name="T2"> and in the analysis of whether a regular expression is one-pass. RE2 can also provide analyses that let higher-level applications speed searches.</text:span></text:p>
      <text:p text:style-name="P5"><text:span text:style-name="T4">Match ranges</text:span><text:span text:style-name="T2">. </text:span><text:a xlink:type="simple" xlink:href="http://labs.google.com/papers/bigtable.html">Bigtable</text:a><text:span text:style-name="T2"> stores records in order stored by row name, making it efficient to scan all rows with names in a given range. Bigtable also allows clients to specify a regular expression filter: the scan skips rows with names that are not an exact match for the regular expression. It is convenient for some clients to use just the regular expression filter and not worry about setting the row range. Those clients can improve the efficiency of such a scan by asking RE2 to compute the range of strings that could possibly match the regular expression and then limiting the scan to just that range. For example, for </text:span><text:span text:style-name="Source_20_Text"><text:span text:style-name="T5">(hello|world)+</text:span></text:span><text:span text:style-name="T2">, </text:span><text:a xlink:type="simple" xlink:href="http://code.google.com/p/re2/source/browse/re2/dfa.cc#1861"><text:span text:style-name="Source_20_Text"><text:span text:style-name="T5">RE2::PossibleMatchRange</text:span></text:span></text:a><text:span text:style-name="T2"> can determine that all possible matches are in the range [</text:span><text:span text:style-name="Source_20_Text"><text:span text:style-name="T5">hello</text:span></text:span><text:span text:style-name="T2">, </text:span><text:span text:style-name="Source_20_Text"><text:span text:style-name="T5">worldworle</text:span></text:span><text:span text:style-name="T2">]. It works by exploring the DFA graph from the start state, looking for a path with the smallest possible byte values and a path with the largest possible byte values. The </text:span><text:span text:style-name="Source_20_Text"><text:span text:style-name="T5">e</text:span></text:span><text:span text:style-name="T2"> at the end of </text:span><text:span text:style-name="Source_20_Text"><text:span text:style-name="T5">worldworle</text:span></text:span><text:span text:style-name="T2"> is a not a typo: </text:span><text:span text:style-name="Source_20_Text"><text:span text:style-name="T5">worldworldworld</text:span></text:span><text:span text:style-name="T2"> &lt; </text:span><text:span text:style-name="Source_20_Text"><text:span text:style-name="T5">worldworle</text:span></text:span><text:span text:style-name="T2"> but not </text:span><text:span text:style-name="Source_20_Text"><text:span text:style-name="T5">worldworld</text:span></text:span><text:span text:style-name="T2">: </text:span><text:span text:style-name="Source_20_Text"><text:span text:style-name="T5">PossibleMatchRange</text:span></text:span><text:span text:style-name="T2"> must often truncate the strings used to specify the range, and when it does, it must round the upper bound up.</text:span></text:p>
      <text:p text:style-name="P5"><text:soft-page-break/><text:span text:style-name="T4">Required substrings</text:span><text:span text:style-name="T2">. Suppose you have an efficient way to check which of a list of strings appear as substrings in a large text (for example, maybe you implemented the </text:span><text:a xlink:type="simple" xlink:href="http://en.wikipedia.org/wiki/Aho-Corasick_algorithm">Aho-Corasick algorithm</text:a><text:span text:style-name="T2">), but now your users want to be able to do regular expression searches efficiently too. Regular expressions often have large literal strings in them; if those could be identified, they could be fed into the string searcher, and then the results of the string searcher could be used to filter the set of regular expression searches that are necessary. The </text:span><text:a xlink:type="simple" xlink:href="http://code.google.com/p/re2/source/browse/re2/filtered_re2.h"><text:span text:style-name="Source_20_Text"><text:span text:style-name="T5">FilteredRE2</text:span></text:span></text:a><text:a xlink:type="simple" xlink:href="http://code.google.com/p/re2/source/browse/re2/filtered_re2.h"><text:span text:style-name="T2"> class</text:span></text:a><text:span text:style-name="T2"> implements this analysis. Given a list of regular expressions, it walks the regular expressions to compute a boolean expression involving literal strings and then returns the list of strings. For example, </text:span><text:span text:style-name="Source_20_Text"><text:span text:style-name="T5">FilteredRE2</text:span></text:span><text:span text:style-name="T2"> converts </text:span><text:span text:style-name="Source_20_Text"><text:span text:style-name="T5">(hello|hi)world[a-z]+foo</text:span></text:span><text:span text:style-name="T2"> into the boolean expression “(</text:span><text:span text:style-name="Source_20_Text"><text:span text:style-name="T5">helloworld</text:span></text:span><text:span text:style-name="T2"> OR </text:span><text:span text:style-name="Source_20_Text"><text:span text:style-name="T5">hiworld</text:span></text:span><text:span text:style-name="T2">) AND </text:span><text:span text:style-name="Source_20_Text"><text:span text:style-name="T5">foo</text:span></text:span><text:span text:style-name="T2">” and returns those three strings. Given multiple regular expressions, </text:span><text:span text:style-name="Source_20_Text"><text:span text:style-name="T5">FilteredRE2</text:span></text:span><text:span text:style-name="T2"> converts each into a boolean expression and returns all the strings involved. Then, after being told which of the strings are present, </text:span><text:span text:style-name="Source_20_Text"><text:span text:style-name="T5">FilteredRE2</text:span></text:span><text:span text:style-name="T2"> can evaluate each expression to identify the set of regular expressions that could possibly be present. This filtering can reduce the number of actual regular expression searches significantly.</text:span></text:p>
      <text:p text:style-name="P5"><text:span text:style-name="T2">The feasibility of these analyses depends crucially on the simplicity of their input. The first uses the DFA form, while the second uses the parsed regular expression (</text:span><text:span text:style-name="Source_20_Text"><text:span text:style-name="T5">Regexp*</text:span></text:span><text:span text:style-name="T2">). These kind of analyses would be more complicated (maybe even impossible) if RE2 allowed non-regular features in its regular expressions.</text:span></text:p>
      <text:h text:style-name="P18" text:outline-level="2"><text:bookmark text:name="i18n"/>Internationalization</text:h>
      <text:p text:style-name="P5"><text:span text:style-name="T2">RE2 treats regular expressions as describing Unicode sequences and can search text encoded in UTF-8 or Latin-1. Like PCRE and other regular expression implementations, named groups like </text:span><text:span text:style-name="Source_20_Text"><text:span text:style-name="T5">[[:digit:]]</text:span></text:span><text:span text:style-name="T2"> and </text:span><text:span text:style-name="Source_20_Text"><text:span text:style-name="T5">\d</text:span></text:span><text:span text:style-name="T2"> contain only ASCII, but Unicode property groups like </text:span><text:span text:style-name="Source_20_Text"><text:span text:style-name="T5">\p{Nd}</text:span></text:span><text:span text:style-name="T2"> contain full Unicode. The challenge for RE2 is to implement the large Unicode character set efficiently and compactly. We saw above that a character class is represented as a balanced binary tree, but it is also important to keep the library footprint small, which means tight encoding of the necessary Unicode tables.</text:span></text:p>
      <text:p text:style-name="P5"><text:span text:style-name="T2">For internationalized character classes, RE2 implements the Unicode 5.2 General Category property (e.g., </text:span><text:span text:style-name="Source_20_Text"><text:span text:style-name="T5">\pN</text:span></text:span><text:span text:style-name="T2"> or </text:span><text:span text:style-name="Source_20_Text"><text:span text:style-name="T5">\p{Lu}</text:span></text:span><text:span text:style-name="T2">) as well as the Unicode Script property (e.g., </text:span><text:span text:style-name="Source_20_Text"><text:span text:style-name="T5">\p{Greek}</text:span></text:span><text:span text:style-name="T2">). These should be used whenever matches are not intended to be limited to ASCII characters (e.g., </text:span><text:span text:style-name="Source_20_Text"><text:span text:style-name="T5">\pN</text:span></text:span><text:span text:style-name="T2"> or </text:span><text:span text:style-name="Source_20_Text"><text:span text:style-name="T5">\p{Nd}</text:span></text:span><text:span text:style-name="T2">instead of </text:span><text:span text:style-name="Source_20_Text"><text:span text:style-name="T5">[[:digit:]]</text:span></text:span><text:span text:style-name="T2"> or </text:span><text:span text:style-name="Source_20_Text"><text:span text:style-name="T5">\d</text:span></text:span><text:span text:style-name="T2">). RE2 does not implement the other Unicode properties (see </text:span><text:a xlink:type="simple" xlink:href="http://www.unicode.org/reports/tr18/">Unicode Technical Standard #18: Unicode Regular Expressions</text:a><text:span text:style-name="T2">). The Unicode group table maps a group name to an array of code ranges defining the group. The Unicode 5.2 tables require 4,258 code ranges. Since Unicode has over 65,536 code points, each range would normally require two 32-bit numbers (start and end), or 34 kilobytes total. However, since the vast majority of ranges involve only code points less than 65,536, it makes sense to </text:span><text:a xlink:type="simple" xlink:href="http://code.google.com/p/re2/source/browse/re2/unicode_groups.h">split each group</text:a><text:span text:style-name="T2"> into a set of 16-bit ranges and a set of 32-bit ranges, cutting the table footprint to 18 kilobytes.</text:span></text:p>
      <text:p text:style-name="P5"><text:span text:style-name="T2">RE2 implements case-insensitive matches (enabled by </text:span><text:span text:style-name="Source_20_Text"><text:span text:style-name="T5">(?i)</text:span></text:span><text:span text:style-name="T2">) according to the Unicode 5.2 specification: it folds </text:span><text:span text:style-name="Source_20_Text"><text:span text:style-name="T5">A</text:span></text:span><text:span text:style-name="T2"> with </text:span><text:span text:style-name="Source_20_Text"><text:span text:style-name="T5">a</text:span></text:span><text:span text:style-name="T2">, </text:span><text:span text:style-name="Source_20_Text"><text:span text:style-name="T5">Á</text:span></text:span><text:span text:style-name="T2"> with </text:span><text:span text:style-name="Source_20_Text"><text:span text:style-name="T5">á</text:span></text:span><text:span text:style-name="T2">, and even </text:span><text:span text:style-name="Source_20_Text"><text:span text:style-name="T5">K</text:span></text:span><text:span text:style-name="T2">with </text:span><text:span text:style-name="Source_20_Text"><text:span text:style-name="T5">K</text:span></text:span><text:span text:style-name="T2"> (Kelvin) and </text:span><text:span text:style-name="Source_20_Text"><text:span text:style-name="T5">S</text:span></text:span><text:span text:style-name="T2"> with </text:span><text:span text:style-name="Source_20_Text"><text:span text:style-name="T5">ſ</text:span></text:span><text:span text:style-name="T2"> (long s). There are 2,061 case-specific </text:span><text:soft-page-break/><text:span text:style-name="T2">characters. RE2's table map each Unicode code point to the next largest point that should be treated as the same. For example, the table maps </text:span><text:span text:style-name="Source_20_Text"><text:span text:style-name="T5">B</text:span></text:span><text:span text:style-name="T2"> to </text:span><text:span text:style-name="Source_20_Text"><text:span text:style-name="T5">b</text:span></text:span><text:span text:style-name="T2"> and </text:span><text:span text:style-name="Source_20_Text"><text:span text:style-name="T5">b</text:span></text:span><text:span text:style-name="T2"> to </text:span><text:span text:style-name="Source_20_Text"><text:span text:style-name="T5">B</text:span></text:span><text:span text:style-name="T2">. Most of these loops involve just two characters, but there are a few longer ones: for example, the table maps </text:span><text:span text:style-name="Source_20_Text"><text:span text:style-name="T5">K</text:span></text:span><text:span text:style-name="T2"> to </text:span><text:span text:style-name="Source_20_Text"><text:span text:style-name="T5">k</text:span></text:span><text:span text:style-name="T2">, </text:span><text:span text:style-name="Source_20_Text"><text:span text:style-name="T5">k</text:span></text:span><text:span text:style-name="T2"> to </text:span><text:span text:style-name="Source_20_Text"><text:span text:style-name="T5">K</text:span></text:span><text:span text:style-name="T2"> (Kelvin symbol), and </text:span><text:span text:style-name="Source_20_Text"><text:span text:style-name="T5">K</text:span></text:span><text:span text:style-name="T2"> back to </text:span><text:span text:style-name="Source_20_Text"><text:span text:style-name="T5">K</text:span></text:span><text:span text:style-name="T2">. That table is very repetitive: </text:span><text:span text:style-name="Source_20_Text"><text:span text:style-name="T5">A</text:span></text:span><text:span text:style-name="T2"> maps to </text:span><text:span text:style-name="Source_20_Text"><text:span text:style-name="T5">a</text:span></text:span><text:span text:style-name="T2">, </text:span><text:span text:style-name="Source_20_Text"><text:span text:style-name="T5">B</text:span></text:span><text:span text:style-name="T2"> maps to</text:span><text:span text:style-name="Source_20_Text"><text:span text:style-name="T5">b</text:span></text:span><text:span text:style-name="T2">, and so on. Instead of listing every character, we can list ranges and deltas: </text:span><text:span text:style-name="Source_20_Text"><text:span text:style-name="T5">A</text:span></text:span><text:span text:style-name="T2"> through </text:span><text:span text:style-name="Source_20_Text"><text:span text:style-name="T5">Z</text:span></text:span><text:span text:style-name="T2"> map to the value plus 32, </text:span><text:span text:style-name="Source_20_Text"><text:span text:style-name="T5">a</text:span></text:span><text:span text:style-name="T2"> through </text:span><text:span text:style-name="Source_20_Text"><text:span text:style-name="T5">j</text:span></text:span><text:span text:style-name="T2"> map to the value minus 32, </text:span><text:span text:style-name="Source_20_Text"><text:span text:style-name="T5">k</text:span></text:span><text:span text:style-name="T2"> maps to </text:span><text:span text:style-name="Source_20_Text"><text:span text:style-name="T5">K</text:span></text:span><text:span text:style-name="T2"> (Kelvin symbol again), and so on. There is a special case for ranges with runs of upper/lower pairs and lower/upper pairs. This encoding cuts the table from 2,061 entries taking 16 kilobytes to 279 entries taking 3 kilobytes.</text:span></text:p>
      <text:p text:style-name="P5"><text:span text:style-name="T2">RE2 does not implement named characters like in Python's </text:span><text:span text:style-name="Source_20_Text"><text:span text:style-name="T5">u"\N{LATIN SMALL LETTER X}"</text:span></text:span><text:span text:style-name="T2"> as an alias for </text:span><text:span text:style-name="Source_20_Text"><text:span text:style-name="T5">"x"</text:span></text:span><text:span text:style-name="T2">. Even ignoring the obvious user interface issues, the necessary table would be around 150 kilobytes.</text:span></text:p>
      <text:h text:style-name="P18" text:outline-level="2"><text:bookmark text:name="testing"/>Testing</text:h>
      <text:p text:style-name="P5"><text:span text:style-name="T2">How do we know that the RE2 code is correct? Testing a regular expression implementation is a complex undertaking, especially when the implementation has as many different code paths as RE2. Other libraries, like </text:span><text:a xlink:type="simple" xlink:href="https://svn.boost.org/trac/boost/browser/trunk/libs/regex/test">Boost</text:a><text:span text:style-name="T2">, </text:span><text:a xlink:type="simple" xlink:href="http://vcs.pcre.org/viewvc/code/trunk/testdata/">PCRE</text:a><text:span text:style-name="T2">, and </text:span><text:a xlink:type="simple" xlink:href="http://perl5.git.perl.org/perl.git/tree/455f2c6c92e42c1a9e31268cbd491ba661f99882:/t/re">Perl</text:a><text:span text:style-name="T2">, have built up large, manually maintained test suites over time. RE2 has a small number of hand-written tests to check basic functionality, but it quickly became clear that hand-written tests alone would require too much effort to create and maintain if they were to cover RE2 well. Instead, the bulk of the testing is done by generating and checking test cases mechanically.</text:span></text:p>
      <text:p text:style-name="P5"><text:span text:style-name="T2">Given a list of small regular expressions and operators, the </text:span><text:a xlink:type="simple" xlink:href="http://code.google.com/p/re2/source/browse/re2/testing/regexp_generator.h"><text:span text:style-name="Source_20_Text"><text:span text:style-name="T5">RegexpGenerator</text:span></text:span></text:a><text:span text:style-name="T2"> class generates all possible expressions using those operators up to a given size. Then the </text:span><text:a xlink:type="simple" xlink:href="http://code.google.com/p/re2/source/browse/re2/testing/string_generator.h"><text:span text:style-name="Source_20_Text"><text:span text:style-name="T5">StringGenerator</text:span></text:span></text:a><text:span text:style-name="T2"> generates all possible strings over a given alphabet up to a given size. Then, for every regular expression and every input string, the RE2 tests check that the output of the four different regular expression engines agree with each other, and with a trivial backtracking implementation written only for testing, and (usually) with PCRE itself. RE2 does not match PCRE on all cases, so the tester includes</text:span><text:a xlink:type="simple" xlink:href="http://code.google.com/p/re2/source/browse/re2/mimics_pcre.cc">an analysis</text:a><text:span text:style-name="T2"> to check for cases on which RE2 and PCRE disagree, as listed in the </text:span><text:a xlink:type="simple" xlink:href="http://swtch.com/~rsc/regexp/regexp3.html#caveats">Caveats</text:a><text:span text:style-name="T2"> section below. Except when the regular expression involves these boundary cases, the tester requires RE2 and PCRE to agree on the outcome of the match.</text:span></text:p>
      <text:p text:style-name="P5"><text:span text:style-name="T2">The exhaustive tests must limit themselves to small regular expressions and small input strings, but most bugs can be exposed by small test cases. Enumerating all small test cases catches almost all the mistakes that get past the few hand-written tests. Even so, RE2 also includes a randomized tester, variants of the </text:span><text:span text:style-name="Source_20_Text"><text:span text:style-name="T5">RegexpGenerator</text:span></text:span><text:span text:style-name="T2"> and </text:span><text:span text:style-name="Source_20_Text"><text:span text:style-name="T5">StringGenerator</text:span></text:span><text:span text:style-name="T2"> that generate larger random instances. It's rare for random testing to catch something that the smaller exhaustive testing missed, but it is still a good reassurance that large expressions and texts continue to work correctly.</text:span></text:p>
      <text:h text:style-name="P18" text:outline-level="2"><text:bookmark text:name="performance"/>Performance</text:h>
      <text:p text:style-name="P6">RE2 is competitive with PCRE on small searches and faster on large ones. The performance for small searches is reported in microseconds, since the <text:soft-page-break/>search time is mostly independent of the actual text size (around 10 bytes in these examples). The performance on large searches is reported in MB/s, since the search time is typically linear in the actual text size.</text:p>
      <text:p text:style-name="P5"><text:span text:style-name="T2">The benchmarks reported are run by </text:span><text:a xlink:type="simple" xlink:href="http://code.google.com/p/re2/source/browse/re2/testing/regexp_benchmark.cc"><text:span text:style-name="Source_20_Text"><text:span text:style-name="T5">re2/testing/regexp_benchmark.cc</text:span></text:span></text:a><text:span text:style-name="T2">. The directory </text:span><text:a xlink:type="simple" xlink:href="http://code.google.com/p/re2/source/browse/benchlog/"><text:span text:style-name="Source_20_Text"><text:span text:style-name="T5">re2/source/browse/benchlog</text:span></text:span></text:a><text:span text:style-name="T2"> holds accumulated results. (All tests are run with PCRE 8.01, the latest version at time of writing.)</text:span></text:p>
      <text:p text:style-name="P6"><text:span text:style-name="T1">Compilation.</text:span> RE2 compiles regexps at about 3-4x slower than PCRE:</text:p>
      <table:table table:name="表格1" table:style-name="表格1">
        <table:table-column table:style-name="表格1.A"/>
        <table:table-row>
          <table:table-cell table:style-name="表格1.A1" office:value-type="string">
            <table:table table:name="表格2" table:style-name="表格2">
              <table:table-column table:style-name="表格2.A"/>
              <table:table-column table:style-name="表格2.B"/>
              <table:table-column table:style-name="表格2.C"/>
              <table:table-row>
                <table:table-cell table:style-name="表格2.A1" office:value-type="string">
                  <text:p text:style-name="Table_20_Heading">System</text:p>
                </table:table-cell>
                <table:table-cell table:style-name="表格2.A1" office:value-type="string">
                  <text:p text:style-name="Table_20_Heading">PCRE</text:p>
                </table:table-cell>
                <table:table-cell table:style-name="表格2.A1" office:value-type="string">
                  <text:p text:style-name="Table_20_Heading">RE2</text:p>
                </table:table-cell>
              </table:table-row>
              <table:table-row>
                <table:table-cell table:style-name="表格2.A1" office:value-type="string">
                  <text:p text:style-name="Table_20_Contents">AMD Opteron 8214 HE, 2.2 GHz</text:p>
                </table:table-cell>
                <table:table-cell table:style-name="表格2.A1" office:value-type="string">
                  <text:p text:style-name="Table_20_Contents">5.8 µs</text:p>
                </table:table-cell>
                <table:table-cell table:style-name="表格2.A1" office:value-type="string">
                  <text:p text:style-name="Table_20_Contents">14.1 µs</text:p>
                </table:table-cell>
              </table:table-row>
              <table:table-row>
                <table:table-cell table:style-name="表格2.A1" office:value-type="string">
                  <text:p text:style-name="Table_20_Contents">Intel Core2 Duo E7200, 2.53 GHz</text:p>
                </table:table-cell>
                <table:table-cell table:style-name="表格2.A1" office:value-type="string">
                  <text:p text:style-name="Table_20_Contents">3.8 µs</text:p>
                </table:table-cell>
                <table:table-cell table:style-name="表格2.A1" office:value-type="string">
                  <text:p text:style-name="Table_20_Contents">10.4 µs</text:p>
                </table:table-cell>
              </table:table-row>
              <table:table-row>
                <table:table-cell table:style-name="表格2.A1" office:value-type="string">
                  <text:p text:style-name="Table_20_Contents">Intel Xeon 5150, 2.66 GHz (Mac Pro)</text:p>
                </table:table-cell>
                <table:table-cell table:style-name="表格2.A1" office:value-type="string">
                  <text:p text:style-name="Table_20_Contents">5.9 µs</text:p>
                </table:table-cell>
                <table:table-cell table:style-name="表格2.A1" office:value-type="string">
                  <text:p text:style-name="Table_20_Contents">21.7 µs</text:p>
                </table:table-cell>
              </table:table-row>
              <table:table-row>
                <table:table-cell table:style-name="表格2.A1" office:value-type="string">
                  <text:p text:style-name="Table_20_Contents">Intel Core2 T5600, 1.83 GHz (Mac Mini)</text:p>
                </table:table-cell>
                <table:table-cell table:style-name="表格2.A1" office:value-type="string">
                  <text:p text:style-name="Table_20_Contents">6.4 µs</text:p>
                </table:table-cell>
                <table:table-cell table:style-name="表格2.A1" office:value-type="string">
                  <text:p text:style-name="Table_20_Contents">24.1 µs</text:p>
                </table:table-cell>
              </table:table-row>
              <table:table-row>
                <table:table-cell table:style-name="表格2.A1" table:number-columns-spanned="3" office:value-type="string">
                  <text:p text:style-name="P30"/>
                </table:table-cell>
                <table:covered-table-cell/>
                <table:covered-table-cell/>
              </table:table-row>
            </table:table>
            <text:p text:style-name="P30"/>
          </table:table-cell>
        </table:table-row>
        <table:table-row>
          <table:table-cell table:style-name="表格1.A1" office:value-type="string">
            <text:p text:style-name="P31">Time to compile a simple regular expression.</text:p>
          </table:table-cell>
        </table:table-row>
      </table:table>
      <text:p text:style-name="P6">The difference is about 5-10 microseconds per regexp. These timings include time spent freeing the regexp after parsing and compilation. We expect that the common case is that regexps are cached across matches when speed is critical, making compile time not too important.</text:p>
      <text:p text:style-name="P6">The compiled form of an RE2 is bigger than that of a PCRE object, a few kilobytes vs a few hundred bytes for a typical small regular expression. RE2 does more analysis of the regexp during compilation and stores a richer form than PCRE. RE2 saves state (the partially-built DFA) across calls too: after running a few matches a simple RE2 might be using 10kB, but more matches do not typically increase the footprint. RE2 limits total space usage to a user-specified maximum (default 1MB).</text:p>
      <text:p text:style-name="P5"><text:span text:style-name="T4">Full match, no submatch info</text:span><text:span text:style-name="T2">. We saw above that some searches are harder than others and that RE2 uses different implementations for different kinds of searches. This benchmark searches for </text:span><text:span text:style-name="Source_20_Text"><text:span text:style-name="T5">.*$</text:span></text:span><text:span text:style-name="T2"> in a randomly-generated input text of the given size. It gives a sense of the flat out search speed.</text:span></text:p>
      <table:table table:name="表格3" table:style-name="表格3">
        <table:table-column table:style-name="表格3.A"/>
        <table:table-row>
          <table:table-cell table:style-name="表格3.A1" office:value-type="string">
            <text:p text:style-name="P32"><draw:frame draw:style-name="fr2" draw:name="图形7" text:anchor-type="as-char" svg:width="20.346cm" svg:height="4.657cm" draw:z-index="7"><draw:image xlink:href="http://pdos.csail.mit.edu/~rsc/regexp-img/regexp3g1.png" xlink:type="simple" xlink:show="embed" xlink:actuate="onLoad"/></draw:frame></text:p>
          </table:table-cell>
        </table:table-row>
        <table:table-row>
          <table:table-cell table:style-name="表格3.A1" office:value-type="string">
            <text:p text:style-name="P32"><text:span text:style-name="T1">Speed of searching for </text:span><text:span text:style-name="Source_20_Text"><text:span text:style-name="T9">.*$</text:span></text:span><text:span text:style-name="T1"> in random text. (Mac Pro)</text:span></text:p>
          </table:table-cell>
        </table:table-row>
      </table:table>
      <text:p text:style-name="P15">RE2 uses a DFA to run the search.</text:p>
      <text:p text:style-name="P5"><text:span text:style-name="T4">Full match, one-pass regular expression, submatch info, tiny strings</text:span><text:span text:style-name="T2">. This benchmark searches for </text:span><text:span text:style-name="Source_20_Text"><text:span text:style-name="T5">([0-9]+)-([0-9]+)-([0-9]+)</text:span></text:span><text:span text:style-name="T2"> in the string </text:span><text:span text:style-name="Source_20_Text"><text:span text:style-name="T5">650-253-0001</text:span></text:span><text:span text:style-name="T2">, asking for the location of the three submatches:</text:span></text:p>
      <table:table table:name="表格4" table:style-name="表格4">
        <table:table-column table:style-name="表格4.A"/>
        <table:table-row>
          <table:table-cell table:style-name="表格4.A1" office:value-type="string">
            <table:table table:name="表格5" table:style-name="表格5">
              <table:table-column table:style-name="表格5.A"/>
              <table:table-column table:style-name="表格5.B"/>
              <table:table-column table:style-name="表格5.C"/>
              <table:table-row>
                <table:table-cell table:style-name="表格5.A1" office:value-type="string">
                  <text:p text:style-name="Table_20_Heading">System</text:p>
                </table:table-cell>
                <table:table-cell table:style-name="表格5.A1" office:value-type="string">
                  <text:p text:style-name="Table_20_Heading">PCRE</text:p>
                </table:table-cell>
                <table:table-cell table:style-name="表格5.A1" office:value-type="string">
                  <text:p text:style-name="Table_20_Heading">RE2</text:p>
                </table:table-cell>
              </table:table-row>
              <table:table-row>
                <table:table-cell table:style-name="表格5.A1" office:value-type="string">
                  <text:p text:style-name="Table_20_Contents">AMD Opteron 8214 HE, 2.2 GHz</text:p>
                </table:table-cell>
                <table:table-cell table:style-name="表格5.A1" office:value-type="string">
                  <text:p text:style-name="Table_20_Contents">0.8 µs</text:p>
                </table:table-cell>
                <table:table-cell table:style-name="表格5.A1" office:value-type="string">
                  <text:p text:style-name="Table_20_Contents">0.5 µs</text:p>
                </table:table-cell>
              </table:table-row>
              <table:table-row>
                <table:table-cell table:style-name="表格5.A1" office:value-type="string">
                  <text:p text:style-name="Table_20_Contents"><text:soft-page-break/>Intel Core2 Duo E7200, 2.53 GHz</text:p>
                </table:table-cell>
                <table:table-cell table:style-name="表格5.A1" office:value-type="string">
                  <text:p text:style-name="Table_20_Contents">0.4 µs</text:p>
                </table:table-cell>
                <table:table-cell table:style-name="表格5.A1" office:value-type="string">
                  <text:p text:style-name="Table_20_Contents">0.3 µs</text:p>
                </table:table-cell>
              </table:table-row>
              <table:table-row>
                <table:table-cell table:style-name="表格5.A1" office:value-type="string">
                  <text:p text:style-name="Table_20_Contents">Intel Xeon 5150, 2.66 GHz (Mac Pro)</text:p>
                </table:table-cell>
                <table:table-cell table:style-name="表格5.A1" office:value-type="string">
                  <text:p text:style-name="Table_20_Contents">0.6 µs</text:p>
                </table:table-cell>
                <table:table-cell table:style-name="表格5.A1" office:value-type="string">
                  <text:p text:style-name="Table_20_Contents">0.3 µs</text:p>
                </table:table-cell>
              </table:table-row>
              <table:table-row>
                <table:table-cell table:style-name="表格5.A1" office:value-type="string">
                  <text:p text:style-name="Table_20_Contents">Intel Core2 T5600, 1.83 GHz (Mac Mini)</text:p>
                </table:table-cell>
                <table:table-cell table:style-name="表格5.A1" office:value-type="string">
                  <text:p text:style-name="Table_20_Contents">0.7 µs</text:p>
                </table:table-cell>
                <table:table-cell table:style-name="表格5.A1" office:value-type="string">
                  <text:p text:style-name="Table_20_Contents">0.4 µs</text:p>
                </table:table-cell>
              </table:table-row>
              <table:table-row>
                <table:table-cell table:style-name="表格5.A1" table:number-columns-spanned="3" office:value-type="string">
                  <text:p text:style-name="P30"/>
                </table:table-cell>
                <table:covered-table-cell/>
                <table:covered-table-cell/>
              </table:table-row>
            </table:table>
            <text:p text:style-name="P30"/>
          </table:table-cell>
        </table:table-row>
        <table:table-row>
          <table:table-cell table:style-name="表格4.A1" office:value-type="string">
            <text:p text:style-name="P32"><text:span text:style-name="T1">Time to match </text:span><text:span text:style-name="Source_20_Text"><text:span text:style-name="T9">([0-9]+)-([0-9]+)-([0-9]+)</text:span></text:span><text:span text:style-name="T1"> in </text:span><text:span text:style-name="Source_20_Text"><text:span text:style-name="T9">650-253-0001</text:span></text:span><text:span text:style-name="T1">.</text:span></text:p>
          </table:table-cell>
        </table:table-row>
      </table:table>
      <text:p text:style-name="P15">RE2 uses the OnePass matching engine to run the search, avoiding the overhead of the full NFA.</text:p>
      <text:p text:style-name="P5"><text:span text:style-name="T4">Full match, ambiguous regular expression, submatch info, tiny strings</text:span><text:span text:style-name="T2">. If the regexp is ambiguous, RE2 cannot use the OnePass engine, but if the regexp and string are both small, RE2 can use the BitState engine. This benchmark searches for </text:span><text:span text:style-name="Source_20_Text"><text:span text:style-name="T5">[0-9]+.(.*)</text:span></text:span><text:span text:style-name="T2"> in </text:span><text:span text:style-name="Source_20_Text"><text:span text:style-name="T5">650-253-0001</text:span></text:span><text:span text:style-name="T2">:</text:span></text:p>
      <table:table table:name="表格6" table:style-name="表格6">
        <table:table-column table:style-name="表格6.A"/>
        <table:table-row>
          <table:table-cell table:style-name="表格6.A1" office:value-type="string">
            <table:table table:name="表格7" table:style-name="表格7">
              <table:table-column table:style-name="表格7.A"/>
              <table:table-column table:style-name="表格7.B"/>
              <table:table-column table:style-name="表格7.C"/>
              <table:table-row>
                <table:table-cell table:style-name="表格7.A1" office:value-type="string">
                  <text:p text:style-name="Table_20_Heading">System</text:p>
                </table:table-cell>
                <table:table-cell table:style-name="表格7.A1" office:value-type="string">
                  <text:p text:style-name="Table_20_Heading">PCRE</text:p>
                </table:table-cell>
                <table:table-cell table:style-name="表格7.A1" office:value-type="string">
                  <text:p text:style-name="Table_20_Heading">RE2</text:p>
                </table:table-cell>
              </table:table-row>
              <table:table-row>
                <table:table-cell table:style-name="表格7.A1" office:value-type="string">
                  <text:p text:style-name="Table_20_Contents">AMD Opteron 8214 HE, 2.2 GHz</text:p>
                </table:table-cell>
                <table:table-cell table:style-name="表格7.A1" office:value-type="string">
                  <text:p text:style-name="Table_20_Contents">0.6 µs</text:p>
                </table:table-cell>
                <table:table-cell table:style-name="表格7.A1" office:value-type="string">
                  <text:p text:style-name="Table_20_Contents">2.9 µs</text:p>
                </table:table-cell>
              </table:table-row>
              <table:table-row>
                <table:table-cell table:style-name="表格7.A1" office:value-type="string">
                  <text:p text:style-name="Table_20_Contents">Intel Core2 Duo E7200, 2.53 GHz</text:p>
                </table:table-cell>
                <table:table-cell table:style-name="表格7.A1" office:value-type="string">
                  <text:p text:style-name="Table_20_Contents">0.3 µs</text:p>
                </table:table-cell>
                <table:table-cell table:style-name="表格7.A1" office:value-type="string">
                  <text:p text:style-name="Table_20_Contents">2.1 µs</text:p>
                </table:table-cell>
              </table:table-row>
              <table:table-row>
                <table:table-cell table:style-name="表格7.A1" office:value-type="string">
                  <text:p text:style-name="Table_20_Contents">Intel Xeon 5150, 2.66 GHz (Mac Pro)</text:p>
                </table:table-cell>
                <table:table-cell table:style-name="表格7.A1" office:value-type="string">
                  <text:p text:style-name="Table_20_Contents">0.4 µs</text:p>
                </table:table-cell>
                <table:table-cell table:style-name="表格7.A1" office:value-type="string">
                  <text:p text:style-name="Table_20_Contents">2.3 µs</text:p>
                </table:table-cell>
              </table:table-row>
              <table:table-row>
                <table:table-cell table:style-name="表格7.A1" office:value-type="string">
                  <text:p text:style-name="Table_20_Contents">Intel Core2 T5600, 1.83 GHz (Mac Mini)</text:p>
                </table:table-cell>
                <table:table-cell table:style-name="表格7.A1" office:value-type="string">
                  <text:p text:style-name="Table_20_Contents">0.5 µs</text:p>
                </table:table-cell>
                <table:table-cell table:style-name="表格7.A1" office:value-type="string">
                  <text:p text:style-name="Table_20_Contents">2.5 µs</text:p>
                </table:table-cell>
              </table:table-row>
              <table:table-row>
                <table:table-cell table:style-name="表格7.A1" table:number-columns-spanned="3" office:value-type="string">
                  <text:p text:style-name="P30"/>
                </table:table-cell>
                <table:covered-table-cell/>
                <table:covered-table-cell/>
              </table:table-row>
            </table:table>
            <text:p text:style-name="P30"/>
          </table:table-cell>
        </table:table-row>
        <table:table-row>
          <table:table-cell table:style-name="表格6.A1" office:value-type="string">
            <text:p text:style-name="P32"><text:span text:style-name="T1">Time to match </text:span><text:span text:style-name="Source_20_Text"><text:span text:style-name="T9">[0-9]+.(.*)</text:span></text:span><text:span text:style-name="T1"> in </text:span><text:span text:style-name="Source_20_Text"><text:span text:style-name="T9">650-253-0001</text:span></text:span><text:span text:style-name="T1">.</text:span></text:p>
          </table:table-cell>
        </table:table-row>
      </table:table>
      <text:p text:style-name="P12"><text:span text:style-name="T2">Here, RE2 is noticeably slower than PCRE, because the regexp is not unambiguous: it is never clear whether an additional digit should be added to the </text:span><text:span text:style-name="Source_20_Text"><text:span text:style-name="T5">[0-9]+</text:span></text:span><text:span text:style-name="T2"> or used to match the ‘</text:span><text:span text:style-name="Source_20_Text"><text:span text:style-name="T5">.</text:span></text:span><text:span text:style-name="T2">’. PCRE is optimized for matches; when presented with strings that don't match, its run-time can grow exponentially in the worst case, and is noticeably slower even in common cases. In contrast, RE2 plods along at linear speed regardless of whether the text matches. The particular speed depends on the size of the text and regexp. In small cases like this one, RE2 uses BitState; in larger cases, it must fall back to NFA.</text:span></text:p>
      <text:p text:style-name="P6"><text:span text:style-name="T1">Partial match, no actual match</text:span>. Looking for a partial (unanchored) match requires that the matching engine consider matches starting at every byte in the string. PCRE implements this as a loop that tries starting at each byte in the string, while the RE2 implementations can run all of those in parallel. The RE2 implementations analyze the regexp more thoroughly than PCRE does, leading to potential speedups.</text:p>
      <text:p text:style-name="P5"><text:span text:style-name="T2">This benchmark searches for </text:span><text:span text:style-name="Source_20_Text"><text:span text:style-name="T5">ABCDEFGHIJKLMNOPQRSTUVWXYZ$</text:span></text:span><text:span text:style-name="T2"> in randomly generated text.</text:span></text:p>
      <table:table table:name="表格8" table:style-name="表格8">
        <table:table-column table:style-name="表格8.A"/>
        <table:table-row>
          <table:table-cell table:style-name="表格8.A1" office:value-type="string">
            <text:p text:style-name="P32"><draw:frame draw:style-name="fr2" draw:name="图形8" text:anchor-type="as-char" svg:width="20.346cm" svg:height="4.524cm" draw:z-index="8"><draw:image xlink:href="http://pdos.csail.mit.edu/~rsc/regexp-img/regexp3g2.png" xlink:type="simple" xlink:show="embed" xlink:actuate="onLoad"/></draw:frame></text:p>
          </table:table-cell>
        </table:table-row>
        <table:table-row>
          <table:table-cell table:style-name="表格8.A1" office:value-type="string">
            <text:p text:style-name="P32"><text:span text:style-name="T1">Speed of searching for </text:span><text:span text:style-name="Source_20_Text"><text:span text:style-name="T9">ABCDEFGHIJKLMNOPQRSTUVWXYZ$</text:span></text:span><text:span text:style-name="T1"> in random text. (Mac Pro)</text:span></text:p>
          </table:table-cell>
        </table:table-row>
      </table:table>
      <text:p text:style-name="P12"><text:span text:style-name="T2">The RE2 DFA spends most of its time in </text:span><text:span text:style-name="Source_20_Text"><text:span text:style-name="T5">memchr</text:span></text:span><text:span text:style-name="T2"> looking for the leading </text:span><text:span text:style-name="Source_20_Text"><text:span text:style-name="T5">A</text:span></text:span><text:span text:style-name="T2">. PCRE notices the leading </text:span><text:span text:style-name="Source_20_Text"><text:span text:style-name="T5">A</text:span></text:span><text:span text:style-name="T2"> too, though it seems not to take as much advantage. I suspect that PCRE does not continue to use </text:span><text:span text:style-name="Source_20_Text"><text:span text:style-name="T5">memchr</text:span></text:span><text:span text:style-name="T2"> after finding the first </text:span><text:span text:style-name="Source_20_Text"><text:span text:style-name="T5">A</text:span></text:span><text:span text:style-name="T2">.</text:span></text:p>
      <text:p text:style-name="P5"><text:soft-page-break/><text:span text:style-name="T2">The next benchmark is a little harder, since there is no leading character to </text:span><text:span text:style-name="Source_20_Text"><text:span text:style-name="T5">memchr</text:span></text:span><text:span text:style-name="T2"> for. It looks for </text:span><text:span text:style-name="Source_20_Text"><text:span text:style-name="T5">[XYZ]ABCDEFGHIJKLMNOPQRSTUVWXYZ$</text:span></text:span><text:span text:style-name="T2">.</text:span></text:p>
      <table:table table:name="表格9" table:style-name="表格9">
        <table:table-column table:style-name="表格9.A"/>
        <table:table-row>
          <table:table-cell table:style-name="表格9.A1" office:value-type="string">
            <text:p text:style-name="P32"><draw:frame draw:style-name="fr2" draw:name="图形9" text:anchor-type="as-char" svg:width="20.346cm" svg:height="4.657cm" draw:z-index="9"><draw:image xlink:href="http://pdos.csail.mit.edu/~rsc/regexp-img/regexp3g3.png" xlink:type="simple" xlink:show="embed" xlink:actuate="onLoad"/></draw:frame></text:p>
          </table:table-cell>
        </table:table-row>
        <table:table-row>
          <table:table-cell table:style-name="表格9.A1" office:value-type="string">
            <text:p text:style-name="P32"><text:span text:style-name="T1">Speed of searching for </text:span><text:span text:style-name="Source_20_Text"><text:span text:style-name="T9">[XYZ]ABCDEFGHIJKLMNOPQRSTUVWXYZ$</text:span></text:span><text:span text:style-name="T1"> in random text. (Mac Pro)</text:span></text:p>
          </table:table-cell>
        </table:table-row>
      </table:table>
      <text:p text:style-name="P15">PCRE falls back on much slower processing to handle it, while RE2's DFA runs its fast byte-at-a-time loop.</text:p>
      <text:p text:style-name="P5"><text:span text:style-name="T2">The next benchmark is quite difficult for PCRE. It looks for </text:span><text:span text:style-name="Source_20_Text"><text:span text:style-name="T5">[ -~]*ABCDEFGHIJKLMNOPQRSTUVWXYZ$</text:span></text:span><text:span text:style-name="T2">. The text has no match for that expression, but PCRE scans the entire string at each position matching </text:span><text:span text:style-name="Source_20_Text"><text:span text:style-name="T5">[ -~]*</text:span></text:span><text:span text:style-name="T2"> before realizing there is no match there. This ends up taking O(text</text:span><text:span text:style-name="T7">2</text:span><text:span text:style-name="T2">) time to match. RE2's DFA makes a single linear pass.</text:span></text:p>
      <table:table table:name="表格10" table:style-name="表格10">
        <table:table-column table:style-name="表格10.A"/>
        <table:table-row>
          <table:table-cell table:style-name="表格10.A1" office:value-type="string">
            <text:p text:style-name="P32"><draw:frame draw:style-name="fr2" draw:name="图形10" text:anchor-type="as-char" svg:width="20.346cm" svg:height="4.657cm" draw:z-index="10"><draw:image xlink:href="http://pdos.csail.mit.edu/~rsc/regexp-img/regexp3g4.png" xlink:type="simple" xlink:show="embed" xlink:actuate="onLoad"/></draw:frame></text:p>
          </table:table-cell>
        </table:table-row>
        <table:table-row>
          <table:table-cell table:style-name="表格10.A1" office:value-type="string">
            <text:p text:style-name="P32"><text:span text:style-name="T1">Speed of searching for </text:span><text:span text:style-name="Source_20_Text"><text:span text:style-name="T9">[ -~]*ABCDEFGHIJKLMNOPQRSTUVWXYZ$</text:span></text:span><text:span text:style-name="T1"> in random text. (Mac Pro)</text:span></text:p>
          </table:table-cell>
        </table:table-row>
      </table:table>
      <text:p text:style-name="P15">Notice that PCRE sputters out at texts 4K in length.</text:p>
      <text:p text:style-name="P5"><text:span text:style-name="T4">Search and parse</text:span><text:span text:style-name="T2">. Another typical use of RE is to find and parse a particular string in a text. This benchmark generates a random text with </text:span><text:span text:style-name="Source_20_Text"><text:span text:style-name="T5">(650) 253-0001</text:span></text:span><text:span text:style-name="T2"> at the end and then does an unanchored search for </text:span><text:span text:style-name="Source_20_Text"><text:span text:style-name="T5">(\d{3}-|\(\d{3}\)\s+)(\d{3}-\d{4})</text:span></text:span><text:span text:style-name="T2">, extracting the area code separately from the 7-digit phone number.</text:span></text:p>
      <table:table table:name="表格11" table:style-name="表格11">
        <table:table-column table:style-name="表格11.A"/>
        <table:table-row>
          <table:table-cell table:style-name="表格11.A1" office:value-type="string">
            <text:p text:style-name="P32"><draw:frame draw:style-name="fr2" draw:name="图形11" text:anchor-type="as-char" svg:width="20.346cm" svg:height="4.657cm" draw:z-index="11"><draw:image xlink:href="http://pdos.csail.mit.edu/~rsc/regexp-img/regexp3g5.png" xlink:type="simple" xlink:show="embed" xlink:actuate="onLoad"/></draw:frame></text:p>
          </table:table-cell>
        </table:table-row>
        <table:table-row>
          <table:table-cell table:style-name="表格11.A1" office:value-type="string">
            <text:p text:style-name="P32"><text:span text:style-name="T1">Speed of searching for and matching </text:span><text:span text:style-name="Source_20_Text"><text:span text:style-name="T9">(\d{3}-|\(\d{3}\\)\s+)(\d{3}-\d{4})</text:span></text:span><text:span text:style-name="T1"> <text:line-break/>in random text ending wtih </text:span><text:span text:style-name="Source_20_Text"><text:span text:style-name="T9">(650) 253-0001</text:span></text:span><text:span text:style-name="T1">. (Mac Pro)</text:span></text:p>
          </table:table-cell>
        </table:table-row>
      </table:table>
      <text:p text:style-name="P15">RE2's faster DFA searching is responsible for the improved speed.</text:p>
      <text:p text:style-name="P6"><text:soft-page-break/><text:span text:style-name="T1">Summary</text:span>. RE2 requires about 10 KB per regexp, in contrast to PCRE's half a KB or so. In exchange for the extra space, RE2 guarantees linear-time performance, although the linear-time constant varies by situation.</text:p>
      <text:p text:style-name="P5"><text:span text:style-name="T2">RE2 runs at about the same speed as PCRE for queries that ask whether a string matches but do not ask for submatch information (e.g.,</text:span><text:span text:style-name="Source_20_Text"><text:span text:style-name="T5">RE2::FullMatch</text:span></text:span><text:span text:style-name="T2"> or </text:span><text:span text:style-name="Source_20_Text"><text:span text:style-name="T5">RE2::PartialMatch</text:span></text:span><text:span text:style-name="T2"> with no additional arguments).</text:span></text:p>
      <text:p text:style-name="P6">When using regexps to parse text, RE2 runs at about the same speed as PCRE for unambiguous regexps. It runs at about half the speed for ambiguous regexps with small matches, and considerably slower for ambiguous regexps with large matches. The data sizes involved in these cases are usually small enough that the run-time difference is not a bottleneck. (For example, any performance loss parsing a file name vanishes in comparison to the time required to open the file.)</text:p>
      <text:p text:style-name="P6">RE2 excels at searches over large amounts of text. It can locate matches much faster than PCRE, especially if the search requires PCRE to backtrack.</text:p>
      <text:p text:style-name="P6">These benchmarks compare against PCRE because it is the most direct comparison: C/C++ against C/C++, with an almost identical interface. It's important to emphasize that the benchmarks are interesting because they primarily compare algorithms, not performance tuning. PCRE's choice of algorithm, at least in the general case, is forced by the attempt to be completely compatible with Perl and friends.</text:p>
      <text:h text:style-name="P18" text:outline-level="2"><text:bookmark text:name="caveats"/>Caveats</text:h>
      <text:p text:style-name="P5"><text:span text:style-name="T2">RE2 explicitly does not attempt to handle every extension that Perl has introduced. The Perl extensions it supports are: non-greedy repetition; character classes like </text:span><text:span text:style-name="Source_20_Text"><text:span text:style-name="T5">\d</text:span></text:span><text:span text:style-name="T2">; and empty assertions like </text:span><text:span text:style-name="Source_20_Text"><text:span text:style-name="T5">\A</text:span></text:span><text:span text:style-name="T2">, </text:span><text:span text:style-name="Source_20_Text"><text:span text:style-name="T5">\b</text:span></text:span><text:span text:style-name="T2">, </text:span><text:span text:style-name="Source_20_Text"><text:span text:style-name="T5">\B</text:span></text:span><text:span text:style-name="T2">, and </text:span><text:span text:style-name="Source_20_Text"><text:span text:style-name="T5">\z</text:span></text:span><text:span text:style-name="T2">. RE2 does not support arbitrary lookahead or lookbehind assertions, nor does it support backreferences. It supports counted repetition, but it is implemented by actual repetition (</text:span><text:span text:style-name="Source_20_Text"><text:span text:style-name="T5">\d{3}</text:span></text:span><text:span text:style-name="T2"> becomes </text:span><text:span text:style-name="Source_20_Text"><text:span text:style-name="T5">\d\d\d</text:span></text:span><text:span text:style-name="T2">), so large repetition counts are unwise. RE2 supports Python-style named captures </text:span><text:span text:style-name="Source_20_Text"><text:span text:style-name="T5">(?P&lt;name&gt;expr)</text:span></text:span><text:span text:style-name="T2">, but not the alternate syntaxes </text:span><text:span text:style-name="Source_20_Text"><text:span text:style-name="T5">(?&lt;name&gt;expr)</text:span></text:span><text:span text:style-name="T2"> and </text:span><text:span text:style-name="Source_20_Text"><text:span text:style-name="T5">(?'name'expr)</text:span></text:span><text:span text:style-name="T2"> used by .NET and Perl.</text:span></text:p>
      <text:p text:style-name="P6">RE2 does not always match PCRE's behavior. There are a few known instances where RE2 intentionally differs:</text:p>
      <text:list xml:id="list226614279" text:style-name="L3">
        <text:list-item>
          <text:p text:style-name="P10"><text:span text:style-name="T2">If the regexp contains a repetition of an empty string, like </text:span><text:span text:style-name="Source_20_Text"><text:span text:style-name="T5">(a*)+</text:span></text:span><text:span text:style-name="T2">, then PCRE will treat the reptition sequence as ending with an empty string, while RE2 does not. Specifically, when matching </text:span><text:span text:style-name="Source_20_Text"><text:span text:style-name="T5">(a*)+</text:span></text:span><text:span text:style-name="T2"> against </text:span><text:span text:style-name="Source_20_Text"><text:span text:style-name="T5">aaa</text:span></text:span><text:span text:style-name="T2">, PCRE runs the </text:span><text:span text:style-name="Source_20_Text"><text:span text:style-name="T5">+</text:span></text:span><text:span text:style-name="T2"> twice, once to match </text:span><text:span text:style-name="Source_20_Text"><text:span text:style-name="T5">aaa</text:span></text:span><text:span text:style-name="T2"> and a second time to match the empty string. RE2 runs the </text:span><text:span text:style-name="Source_20_Text"><text:span text:style-name="T5">+</text:span></text:span><text:span text:style-name="T2"> only once, to match </text:span><text:span text:style-name="Source_20_Text"><text:span text:style-name="T5">aaa</text:span></text:span><text:span text:style-name="T2">. Because parens capture the rightmost text they matched, for PCRE </text:span><text:span text:style-name="Source_20_Text"><text:span text:style-name="T5">$1</text:span></text:span><text:span text:style-name="T2"> will be an empty string while for RE2 </text:span><text:span text:style-name="Source_20_Text"><text:span text:style-name="T5">$1</text:span></text:span><text:span text:style-name="T2"> will be </text:span><text:span text:style-name="Source_20_Text"><text:span text:style-name="T5">aaa</text:span></text:span><text:span text:style-name="T2">. The PCRE behavior could be kludged into RE2 if needed.</text:span></text:p>
        </text:list-item>
        <text:list-item>
          <text:p text:style-name="P10"><text:span text:style-name="T2">Perl and PCRE differ on the meaning of the regexp </text:span><text:span text:style-name="Source_20_Text"><text:span text:style-name="T5">\v</text:span></text:span><text:span text:style-name="T2">. In Perl it matches just the vertical tab character (VT, 0x0B), while in PCRE it matches both the vertical tab and newline. RE2 chooses to side with Perl.</text:span></text:p>
        </text:list-item>
        <text:list-item>
          <text:p text:style-name="P10"><text:soft-page-break/><text:span text:style-name="T2">In single-line mode, if the input text ends with a newline character, Perl and PCRE allow </text:span><text:span text:style-name="Source_20_Text"><text:span text:style-name="T5">$</text:span></text:span><text:span text:style-name="T2"> to match either before or after that final newline. RE2 requires that it match after, at the very end of the text.</text:span></text:p>
        </text:list-item>
        <text:list-item>
          <text:p text:style-name="P10"><text:span text:style-name="T2">Similarly, in multi-line mode, if the input text ends with a newline character, Perl and PCRE do not allow </text:span><text:span text:style-name="Source_20_Text"><text:span text:style-name="T5">^</text:span></text:span><text:span text:style-name="T2">, which normally matches following a newline, to match at the very end of the text. RE2 does.</text:span></text:p>
        </text:list-item>
        <text:list-item>
          <text:p text:style-name="P8">RE2 stops short of full internationalization but does implement basic Unicode property classes.</text:p>
        </text:list-item>
        <text:list-item>
          <text:p text:style-name="P2"><text:span text:style-name="T2">In UTF-8 mode, PCRE defines negated POSIX classes </text:span><text:span text:style-name="Source_20_Text"><text:span text:style-name="T5">[[:^xxx:]]</text:span></text:span><text:span text:style-name="T2"> to match only ASCII code points, so that </text:span><text:span text:style-name="Source_20_Text"><text:span text:style-name="T5">[[:^alpha:]]</text:span></text:span><text:span text:style-name="T2"> matches ASCII characters that are not in </text:span><text:span text:style-name="Source_20_Text"><text:span text:style-name="T5">[[:alpha:]]</text:span></text:span><text:span text:style-name="T2">, while </text:span><text:span text:style-name="Source_20_Text"><text:span text:style-name="T5">[^[:alpha:]]</text:span></text:span><text:span text:style-name="T2"> matches any Unicode character that is not in </text:span><text:span text:style-name="Source_20_Text"><text:span text:style-name="T5">[[:alpha:]]</text:span></text:span><text:span text:style-name="T2">. RE2 corrects this inconsistency: </text:span><text:span text:style-name="Source_20_Text"><text:span text:style-name="T5">[[:^alpha:]]</text:span></text:span><text:span text:style-name="T2">and </text:span><text:span text:style-name="Source_20_Text"><text:span text:style-name="T5">[^[:alpha:]]</text:span></text:span><text:span text:style-name="T2"> both mean any Unicode character that is not in </text:span><text:span text:style-name="Source_20_Text"><text:span text:style-name="T5">[[:alpha:]]</text:span></text:span><text:span text:style-name="T2">.</text:span></text:p>
        </text:list-item>
      </text:list>
      <text:p text:style-name="P15">There are a handful of obscure features of Perl and PCRE that RE2 chooses not to implement. These are:</text:p>
      <text:list xml:id="list1239070379" text:style-name="L4">
        <text:list-item>
          <text:p text:style-name="P11"><text:span text:style-name="T8">“</text:span><text:span text:style-name="T2">Extended” regular expressions have traditionally followed the rule that word characters stand for themselves unless escaped, while punctuation might be special unless escaped. Thus </text:span><text:span text:style-name="Source_20_Text"><text:span text:style-name="T5">\q</text:span></text:span><text:span text:style-name="T2"> should mean something special and </text:span><text:span text:style-name="Source_20_Text"><text:span text:style-name="T5">\#</text:span></text:span><text:span text:style-name="T2"> should match a literal </text:span><text:span text:style-name="Source_20_Text"><text:span text:style-name="T5">#</text:span></text:span><text:span text:style-name="T2">. Perl and PCRE accept escaped letters as literals if the letter does not (yet) have a meaning. Thus in Perl, </text:span><text:span text:style-name="Source_20_Text"><text:span text:style-name="T5">\q</text:span></text:span><text:span text:style-name="T2"> matches a literal </text:span><text:span text:style-name="Source_20_Text"><text:span text:style-name="T5">q</text:span></text:span><text:span text:style-name="T2">, at least until a different meaning is introduced. RE2 rejects unknown escaped letters rather than silently treating them as literals. This also helps diagnose uses of sequences that RE2 does not support, like </text:span><text:span text:style-name="Source_20_Text"><text:span text:style-name="T5">\cx</text:span></text:span><text:span text:style-name="T2"> (see below).</text:span></text:p>
        </text:list-item>
        <text:list-item>
          <text:p text:style-name="P11"><text:span text:style-name="T2">RE2 does not recognize </text:span><text:span text:style-name="Source_20_Text"><text:span text:style-name="T5">\cx</text:span></text:span><text:span text:style-name="T2"> as the Control-X character. Embed a literal control character using C++ string syntax or an octal or hexadecimal escape.</text:span></text:p>
        </text:list-item>
        <text:list-item>
          <text:p text:style-name="P11"><text:span text:style-name="T2">In POSIX, </text:span><text:span text:style-name="Source_20_Text"><text:span text:style-name="T5">\b</text:span></text:span><text:span text:style-name="T2"> means backspace. In Perl, it means word boundary, except inside a character class, when it means backspace (</text:span><text:span text:style-name="Source_20_Text"><text:span text:style-name="T5">[\b]</text:span></text:span><text:span text:style-name="T2">). RE2 attempts to avoid confusion by never recognizing </text:span><text:span text:style-name="Source_20_Text"><text:span text:style-name="T5">\b</text:span></text:span><text:span text:style-name="T2"> as backspace. RE2 rejects </text:span><text:span text:style-name="Source_20_Text"><text:span text:style-name="T5">\b</text:span></text:span><text:span text:style-name="T2"> in POSIX mode, recognizes it as word boundary in Perl mode, and always rejects it in character classes. To match a backspace, embed a literal backspace character or write </text:span><text:span text:style-name="Source_20_Text"><text:span text:style-name="T5">\010</text:span></text:span><text:span text:style-name="T2">.</text:span></text:p>
        </text:list-item>
        <text:list-item>
          <text:p text:style-name="P11"><text:span text:style-name="T2">RE2 does not recognize atomic grouping operators </text:span><text:span text:style-name="Source_20_Text"><text:span text:style-name="T5">(?&gt;...)</text:span></text:span><text:span text:style-name="T2"> and </text:span><text:span text:style-name="Source_20_Text"><text:span text:style-name="T5">++</text:span></text:span><text:span text:style-name="T2">. These are used mainly as a performance band-aid for backtracking. RE2 provides a more complete solution.</text:span></text:p>
        </text:list-item>
        <text:list-item>
          <text:p text:style-name="P11"><text:span text:style-name="T2">RE2 does not recognize </text:span><text:span text:style-name="Source_20_Text"><text:span text:style-name="T5">\C</text:span></text:span><text:span text:style-name="T2">, </text:span><text:span text:style-name="Source_20_Text"><text:span text:style-name="T5">\G</text:span></text:span><text:span text:style-name="T2"> or </text:span><text:span text:style-name="Source_20_Text"><text:span text:style-name="T5">\X</text:span></text:span><text:span text:style-name="T2">.</text:span></text:p>
        </text:list-item>
        <text:list-item>
          <text:p text:style-name="P3"><text:span text:style-name="T2">RE2 does not recognize conditional subpatterns </text:span><text:span text:style-name="Source_20_Text"><text:span text:style-name="T5">(?(...)...)</text:span></text:span><text:span text:style-name="T2">, comments </text:span><text:span text:style-name="Source_20_Text"><text:span text:style-name="T5">(?#...)</text:span></text:span><text:span text:style-name="T2">, pattern references </text:span><text:span text:style-name="Source_20_Text"><text:span text:style-name="T5">(?R)</text:span></text:span><text:span text:style-name="T2"> </text:span><text:span text:style-name="Source_20_Text"><text:span text:style-name="T5">(?1)</text:span></text:span><text:span text:style-name="T2"> </text:span><text:span text:style-name="Source_20_Text"><text:span text:style-name="T5">(?P&gt;foo)</text:span></text:span><text:span text:style-name="T2">, or C callouts </text:span><text:span text:style-name="Source_20_Text"><text:span text:style-name="T5">(?C...)</text:span></text:span><text:span text:style-name="T2">.</text:span></text:p>
        </text:list-item>
      </text:list>
      <text:p text:style-name="P5"><text:span text:style-name="T2">By default, RE2 enforces a maximum of 1MB (per RE2 object) for the two </text:span><text:span text:style-name="Source_20_Text"><text:span text:style-name="T5">Prog</text:span></text:span><text:span text:style-name="T2">s and their </text:span><text:span text:style-name="Source_20_Text"><text:span text:style-name="T5">DFA</text:span></text:span><text:span text:style-name="T2">s. This is enough for most expressions, but very large expressions or patterns with large counted repetitions may exceed these limits. Running out of memory during compilation causes </text:span><text:span text:style-name="Source_20_Text"><text:span text:style-name="T5">re.ok()</text:span></text:span><text:span text:style-name="T2"> to return false, with an explanation in </text:span><text:span text:style-name="Source_20_Text"><text:span text:style-name="T5">re.error()</text:span></text:span><text:span text:style-name="T2">. RE2 cannot run out of memory during a text search: it will discard the cached DFA and start a new DFA using the reclaimed memory. If it must discard the DFA too often, it will fall back on an NFA search.</text:span></text:p>
      <text:h text:style-name="P18" text:outline-level="2"><text:bookmark text:name="summary"/><text:soft-page-break/>Summary</text:h>
      <text:p text:style-name="P5"><text:span text:style-name="T2">RE2 demonstrates that it is possible to use automata theory to implement almost all the features of a modern backtracking regular expression library like PCRE. Because it is rooted in the theoretical foundation of automata, RE2 provides stronger guarantees on execution time than and enables high-level analyses that would be difficult or impossible with ad hoc implementations. Finally, RE2 is </text:span><text:a xlink:type="simple" xlink:href="http://code.google.com/p/re2/source/browse/LICENSE">open source</text:a><text:span text:style-name="T2">. Have fun!</text:span></text:p>
      <text:p text:style-name="P5"><text:span text:style-name="T2">RE2's implementation and my understanding of regular expressions have both benefited greatly from discussions with Rob Pike and Ken Thompson over the last few years. Sanjay Ghemawat designed and implemented the </text:span><text:a xlink:type="simple" xlink:href="http://man.he.net/man3/pcrecpp">C++ interface to PCRE</text:a><text:span text:style-name="T2">, which RE2's C++ interface mimics and is derived from. Srinivasan Venkatachary wrote the </text:span><text:span text:style-name="Source_20_Text"><text:span text:style-name="T5">FilteredRE2</text:span></text:span><text:span text:style-name="T2"> code. Philip Hazel's </text:span><text:a xlink:type="simple" xlink:href="http://pcre.org/">PCRE</text:a><text:span text:style-name="T2"> is an astonishing piece of code. Trying to match most of PCRE's regular expression features has pushed RE2 much farther than it would otherwise have gone, and PCRE has served as an excellent implementation against which to test. Thanks to all.</text:span></text:p>
      <text:p text:style-name="P12"><text:span text:style-name="T2">The next article in this series is “</text:span><text:a xlink:type="simple" xlink:href="http://swtch.com/~rsc/regexp/regexp4.html">Regular Expression Matching with a Trigram Index</text:a><text:span text:style-name="T2">,” a behind-the-scenes look at how Google Code Search worked.</text:span></text:p>
      <text:p text:style-name="P13"><text:span text:style-name="T2">Copyright © 2010 Russ Cox. All Rights Reserved. <text:line-break/></text:span><text:a xlink:type="simple" xlink:href="http://swtch.com/~rsc/regexp/">http://swtch.com/~rsc/regexp/</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face style:name="serif" svg:font-family="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DejaVu Serif" fo:font-size="24pt" fo:font-weight="bold" style:font-name-asian="DejaVu Sans1"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DejaVu Serif" fo:font-size="18pt" fo:font-weight="bold" style:font-name-asian="DejaVu Sans1"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DejaVu Serif" fo:font-size="14pt" fo:font-weight="bold" style:font-name-asian="DejaVu Sans1"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tor </meta:initial-creator>
    <meta:creation-date>2012-05-04T17:59:46</meta:creation-date>
    <dc:date>2012-05-04T18:01:38</dc:date>
    <dc:creator>Administrator </dc:creator>
    <meta:editing-duration>PT1M9S</meta:editing-duration>
    <meta:editing-cycles>2</meta:editing-cycles>
    <meta:generator>LibreOffice/3.5$Linux_x86 LibreOffice_project/350m1$Build-202</meta:generator>
    <meta:document-statistic meta:table-count="11" meta:image-count="11" meta:object-count="1" meta:page-count="17" meta:paragraph-count="208" meta:word-count="7060" meta:character-count="41738" meta:non-whitespace-character-count="35481"/>
  </office:meta>
</office:document-meta>
</file>